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728in"/>
    </style:style>
    <style:style style:name="co3" style:family="table-column">
      <style:table-column-properties fo:break-before="auto" style:column-width="1.6165in"/>
    </style:style>
    <style:style style:name="co4" style:family="table-column">
      <style:table-column-properties fo:break-before="auto" style:column-width="1.48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4</text:p>
          </table:table-cell>
          <table:table-cell office:value-type="string">
            <text:p>AM</text:p>
          </table:table-cell>
          <table:table-cell/>
          <table:table-cell office:value-type="float" office:value="18832">
            <text:p>18832</text:p>
          </table:table-cell>
          <table:table-cell office:value-type="string">
            <text:p>s00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14">
            <text:p>7914</text:p>
          </table:table-cell>
          <table:table-cell office:value-type="string">
            <text:p>s0000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0A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6</text:p>
          </table:table-cell>
          <table:table-cell office:value-type="string">
            <text:p>AM</text:p>
          </table:table-cell>
          <table:table-cell/>
          <table:table-cell office:value-type="float" office:value="12510">
            <text:p>12510</text:p>
          </table:table-cell>
          <table:table-cell office:value-type="string">
            <text:p>s0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001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09:57</text:p>
          </table:table-cell>
          <table:table-cell office:value-type="string">
            <text:p>AM</text:p>
          </table:table-cell>
          <table:table-cell/>
          <table:table-cell office:value-type="float" office:value="1574">
            <text:p>1574</text:p>
          </table:table-cell>
          <table:table-cell office:value-type="string">
            <text:p>s01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0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06</text:p>
          </table:table-cell>
          <table:table-cell office:value-type="string">
            <text:p>AM</text:p>
          </table:table-cell>
          <table:table-cell/>
          <table:table-cell office:value-type="float" office:value="2091">
            <text:p>2091</text:p>
          </table:table-cell>
          <table:table-cell office:value-type="string">
            <text:p>s01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1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08</text:p>
          </table:table-cell>
          <table:table-cell office:value-type="string">
            <text:p>AM</text:p>
          </table:table-cell>
          <table:table-cell/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3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15</text:p>
          </table:table-cell>
          <table:table-cell office:value-type="string">
            <text:p>AM</text:p>
          </table:table-cell>
          <table:table-cell/>
          <table:table-cell office:value-type="float" office:value="2239">
            <text:p>2239</text:p>
          </table:table-cell>
          <table:table-cell office:value-type="string">
            <text:p>s01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4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16</text:p>
          </table:table-cell>
          <table:table-cell office:value-type="string">
            <text:p>AM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s01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5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21</text:p>
          </table:table-cell>
          <table:table-cell office:value-type="string">
            <text:p>AM</text:p>
          </table:table-cell>
          <table:table-cell/>
          <table:table-cell office:value-type="float" office:value="2194">
            <text:p>2194</text:p>
          </table:table-cell>
          <table:table-cell office:value-type="string">
            <text:p>s01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6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34</text:p>
          </table:table-cell>
          <table:table-cell office:value-type="string">
            <text:p>AM</text:p>
          </table:table-cell>
          <table:table-cell/>
          <table:table-cell office:value-type="float" office:value="3732">
            <text:p>3732</text:p>
          </table:table-cell>
          <table:table-cell office:value-type="string">
            <text:p>s01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7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49</text:p>
          </table:table-cell>
          <table:table-cell office:value-type="string">
            <text:p>AM</text:p>
          </table:table-cell>
          <table:table-cell/>
          <table:table-cell office:value-type="float" office:value="4405">
            <text:p>4405</text:p>
          </table:table-cell>
          <table:table-cell office:value-type="string">
            <text:p>s01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09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0:55</text:p>
          </table:table-cell>
          <table:table-cell office:value-type="string">
            <text:p>AM</text:p>
          </table:table-cell>
          <table:table-cell/>
          <table:table-cell office:value-type="float" office:value="2121">
            <text:p>2121</text:p>
          </table:table-cell>
          <table:table-cell office:value-type="string">
            <text:p>s01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2A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12:18</text:p>
          </table:table-cell>
          <table:table-cell office:value-type="string">
            <text:p>PM</text:p>
          </table:table-cell>
          <table:table-cell/>
          <table:table-cell office:value-type="float" office:value="3854">
            <text:p>3854</text:p>
          </table:table-cell>
          <table:table-cell office:value-type="string">
            <text:p>s01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3.txt.meta</text:p>
          </table:table-cell>
          <table:table-cell/>
        </table:table-row>
        <table:table-row table:style-name="ro1">
          <table:table-cell office:value-type="string">
            <text:p>01/09/2023</text:p>
          </table:table-cell>
          <table:table-cell/>
          <table:table-cell office:value-type="string">
            <text:p>04:52</text:p>
          </table:table-cell>
          <table:table-cell office:value-type="string">
            <text:p>PM</text:p>
          </table:table-cell>
          <table:table-cell/>
          <table:table-cell office:value-type="float" office:value="9577">
            <text:p>9577</text:p>
          </table:table-cell>
          <table:table-cell office:value-type="string">
            <text:p>s01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1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33">
            <text:p>7333</text:p>
          </table:table-cell>
          <table:table-cell office:value-type="string">
            <text:p>s02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260">
            <text:p>11260</text:p>
          </table:table-cell>
          <table:table-cell office:value-type="string">
            <text:p>s02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902">
            <text:p>11902</text:p>
          </table:table-cell>
          <table:table-cell office:value-type="string">
            <text:p>s02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402">
            <text:p>21402</text:p>
          </table:table-cell>
          <table:table-cell office:value-type="string">
            <text:p>s02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s02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96">
            <text:p>9696</text:p>
          </table:table-cell>
          <table:table-cell office:value-type="string">
            <text:p>s02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35">
            <text:p>5635</text:p>
          </table:table-cell>
          <table:table-cell office:value-type="string">
            <text:p>s02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33">
            <text:p>1033</text:p>
          </table:table-cell>
          <table:table-cell office:value-type="string">
            <text:p>s02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25">
            <text:p>6125</text:p>
          </table:table-cell>
          <table:table-cell office:value-type="string">
            <text:p>s02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38">
            <text:p>1638</text:p>
          </table:table-cell>
          <table:table-cell office:value-type="string">
            <text:p>s02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372">
            <text:p>6372</text:p>
          </table:table-cell>
          <table:table-cell office:value-type="string">
            <text:p>s02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48">
            <text:p>5648</text:p>
          </table:table-cell>
          <table:table-cell office:value-type="string">
            <text:p>s02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254">
            <text:p>6254</text:p>
          </table:table-cell>
          <table:table-cell office:value-type="string">
            <text:p>s02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59">
            <text:p>5859</text:p>
          </table:table-cell>
          <table:table-cell office:value-type="string">
            <text:p>s02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939">
            <text:p>5939</text:p>
          </table:table-cell>
          <table:table-cell office:value-type="string">
            <text:p>s0213_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_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941">
            <text:p>5941</text:p>
          </table:table-cell>
          <table:table-cell office:value-type="string">
            <text:p>s0213_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3_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81">
            <text:p>1481</text:p>
          </table:table-cell>
          <table:table-cell office:value-type="string">
            <text:p>s02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s02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79">
            <text:p>4079</text:p>
          </table:table-cell>
          <table:table-cell office:value-type="string">
            <text:p>s02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13">
            <text:p>1213</text:p>
          </table:table-cell>
          <table:table-cell office:value-type="string">
            <text:p>s02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07">
            <text:p>4507</text:p>
          </table:table-cell>
          <table:table-cell office:value-type="string">
            <text:p>s021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91">
            <text:p>2291</text:p>
          </table:table-cell>
          <table:table-cell office:value-type="string">
            <text:p>s02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84">
            <text:p>5884</text:p>
          </table:table-cell>
          <table:table-cell office:value-type="string">
            <text:p>s02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2">
            <text:p>6852</text:p>
          </table:table-cell>
          <table:table-cell office:value-type="string">
            <text:p>s02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106">
            <text:p>4106</text:p>
          </table:table-cell>
          <table:table-cell office:value-type="string">
            <text:p>s02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2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010">
            <text:p>23010</text:p>
          </table:table-cell>
          <table:table-cell office:value-type="string">
            <text:p>s02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870">
            <text:p>2870</text:p>
          </table:table-cell>
          <table:table-cell office:value-type="string">
            <text:p>s022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07">
            <text:p>1407</text:p>
          </table:table-cell>
          <table:table-cell office:value-type="string">
            <text:p>s02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77">
            <text:p>4577</text:p>
          </table:table-cell>
          <table:table-cell office:value-type="string">
            <text:p>s022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22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478">
            <text:p>5478</text:p>
          </table:table-cell>
          <table:table-cell office:value-type="string">
            <text:p>s04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54">
            <text:p>4354</text:p>
          </table:table-cell>
          <table:table-cell office:value-type="string">
            <text:p>s04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58">
            <text:p>1058</text:p>
          </table:table-cell>
          <table:table-cell office:value-type="string">
            <text:p>s0401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27">
            <text:p>4327</text:p>
          </table:table-cell>
          <table:table-cell office:value-type="string">
            <text:p>s04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33">
            <text:p>14133</text:p>
          </table:table-cell>
          <table:table-cell office:value-type="string">
            <text:p>s04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447">
            <text:p>6447</text:p>
          </table:table-cell>
          <table:table-cell office:value-type="string">
            <text:p>s04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91">
            <text:p>8791</text:p>
          </table:table-cell>
          <table:table-cell office:value-type="string">
            <text:p>s04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s0405B.txt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s0405B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5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94">
            <text:p>2494</text:p>
          </table:table-cell>
          <table:table-cell office:value-type="string">
            <text:p>s04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444">
            <text:p>12444</text:p>
          </table:table-cell>
          <table:table-cell office:value-type="string">
            <text:p>s04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4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705">
            <text:p>6705</text:p>
          </table:table-cell>
          <table:table-cell office:value-type="string">
            <text:p>s05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7">
            <text:p>6857</text:p>
          </table:table-cell>
          <table:table-cell office:value-type="string">
            <text:p>s0500_4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_4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55">
            <text:p>6855</text:p>
          </table:table-cell>
          <table:table-cell office:value-type="string">
            <text:p>s0500_5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0_5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36">
            <text:p>1436</text:p>
          </table:table-cell>
          <table:table-cell office:value-type="string">
            <text:p>s05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15">
            <text:p>1115</text:p>
          </table:table-cell>
          <table:table-cell office:value-type="string">
            <text:p>s05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656">
            <text:p>6656</text:p>
          </table:table-cell>
          <table:table-cell office:value-type="string">
            <text:p>s05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67">
            <text:p>4067</text:p>
          </table:table-cell>
          <table:table-cell office:value-type="string">
            <text:p>s05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s0504A.txt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s0504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918">
            <text:p>2918</text:p>
          </table:table-cell>
          <table:table-cell office:value-type="string">
            <text:p>s05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82">
            <text:p>5882</text:p>
          </table:table-cell>
          <table:table-cell office:value-type="string">
            <text:p>s05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907">
            <text:p>3907</text:p>
          </table:table-cell>
          <table:table-cell office:value-type="string">
            <text:p>s05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69">
            <text:p>9669</text:p>
          </table:table-cell>
          <table:table-cell office:value-type="string">
            <text:p>s05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87">
            <text:p>1787</text:p>
          </table:table-cell>
          <table:table-cell office:value-type="string">
            <text:p>s05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155">
            <text:p>10155</text:p>
          </table:table-cell>
          <table:table-cell office:value-type="string">
            <text:p>s05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755">
            <text:p>11755</text:p>
          </table:table-cell>
          <table:table-cell office:value-type="string">
            <text:p>s05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30">
            <text:p>3130</text:p>
          </table:table-cell>
          <table:table-cell office:value-type="string">
            <text:p>s05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53">
            <text:p>2753</text:p>
          </table:table-cell>
          <table:table-cell office:value-type="string">
            <text:p>s05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774">
            <text:p>7774</text:p>
          </table:table-cell>
          <table:table-cell office:value-type="string">
            <text:p>s05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34">
            <text:p>1634</text:p>
          </table:table-cell>
          <table:table-cell office:value-type="string">
            <text:p>s05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84">
            <text:p>2184</text:p>
          </table:table-cell>
          <table:table-cell office:value-type="string">
            <text:p>s05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44">
            <text:p>27044</text:p>
          </table:table-cell>
          <table:table-cell office:value-type="string">
            <text:p>s05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5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144">
            <text:p>2144</text:p>
          </table:table-cell>
          <table:table-cell office:value-type="string">
            <text:p>s06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98">
            <text:p>3898</text:p>
          </table:table-cell>
          <table:table-cell office:value-type="string">
            <text:p>s06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57">
            <text:p>3657</text:p>
          </table:table-cell>
          <table:table-cell office:value-type="string">
            <text:p>s06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70">
            <text:p>6870</text:p>
          </table:table-cell>
          <table:table-cell office:value-type="string">
            <text:p>s06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35">
            <text:p>7035</text:p>
          </table:table-cell>
          <table:table-cell office:value-type="string">
            <text:p>s0603_5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_5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40">
            <text:p>7040</text:p>
          </table:table-cell>
          <table:table-cell office:value-type="string">
            <text:p>s0603_5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3_5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50">
            <text:p>2050</text:p>
          </table:table-cell>
          <table:table-cell office:value-type="string">
            <text:p>s06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37">
            <text:p>1337</text:p>
          </table:table-cell>
          <table:table-cell office:value-type="string">
            <text:p>s06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75">
            <text:p>2575</text:p>
          </table:table-cell>
          <table:table-cell office:value-type="string">
            <text:p>s06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6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206">
            <text:p>6206</text:p>
          </table:table-cell>
          <table:table-cell office:value-type="string">
            <text:p>s06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01">
            <text:p>2501</text:p>
          </table:table-cell>
          <table:table-cell office:value-type="string">
            <text:p>s06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585">
            <text:p>3585</text:p>
          </table:table-cell>
          <table:table-cell office:value-type="string">
            <text:p>s06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355">
            <text:p>20355</text:p>
          </table:table-cell>
          <table:table-cell office:value-type="string">
            <text:p>s06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6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609">
            <text:p>4609</text:p>
          </table:table-cell>
          <table:table-cell office:value-type="string">
            <text:p>s07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23">
            <text:p>1523</text:p>
          </table:table-cell>
          <table:table-cell office:value-type="string">
            <text:p>s07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12">
            <text:p>1612</text:p>
          </table:table-cell>
          <table:table-cell office:value-type="string">
            <text:p>s0701_6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_6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09">
            <text:p>1609</text:p>
          </table:table-cell>
          <table:table-cell office:value-type="string">
            <text:p>s0701_7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1_7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491">
            <text:p>6491</text:p>
          </table:table-cell>
          <table:table-cell office:value-type="string">
            <text:p>s07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31">
            <text:p>1431</text:p>
          </table:table-cell>
          <table:table-cell office:value-type="string">
            <text:p>s07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919">
            <text:p>8919</text:p>
          </table:table-cell>
          <table:table-cell office:value-type="string">
            <text:p>s07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94">
            <text:p>3894</text:p>
          </table:table-cell>
          <table:table-cell office:value-type="string">
            <text:p>s07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38">
            <text:p>1238</text:p>
          </table:table-cell>
          <table:table-cell office:value-type="string">
            <text:p>s07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814">
            <text:p>1814</text:p>
          </table:table-cell>
          <table:table-cell office:value-type="string">
            <text:p>s07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s0707A.txt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s0707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0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328">
            <text:p>8328</text:p>
          </table:table-cell>
          <table:table-cell office:value-type="string">
            <text:p>s07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98">
            <text:p>6198</text:p>
          </table:table-cell>
          <table:table-cell office:value-type="string">
            <text:p>s07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7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34">
            <text:p>2434</text:p>
          </table:table-cell>
          <table:table-cell office:value-type="string">
            <text:p>s08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81">
            <text:p>4281</text:p>
          </table:table-cell>
          <table:table-cell office:value-type="string">
            <text:p>s08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62">
            <text:p>2062</text:p>
          </table:table-cell>
          <table:table-cell office:value-type="string">
            <text:p>s08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2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s0803A.txt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s0803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05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05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807">
            <text:p>2807</text:p>
          </table:table-cell>
          <table:table-cell office:value-type="string">
            <text:p>s08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6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08">
            <text:p>1408</text:p>
          </table:table-cell>
          <table:table-cell office:value-type="string">
            <text:p>s08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47">
            <text:p>2747</text:p>
          </table:table-cell>
          <table:table-cell office:value-type="string">
            <text:p>s08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61">
            <text:p>3161</text:p>
          </table:table-cell>
          <table:table-cell office:value-type="string">
            <text:p>s08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10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0810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0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s08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1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82">
            <text:p>2582</text:p>
          </table:table-cell>
          <table:table-cell office:value-type="string">
            <text:p>s08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802">
            <text:p>1802</text:p>
          </table:table-cell>
          <table:table-cell office:value-type="string">
            <text:p>s0813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1">
            <text:p>1371</text:p>
          </table:table-cell>
          <table:table-cell office:value-type="string">
            <text:p>s08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65">
            <text:p>1165</text:p>
          </table:table-cell>
          <table:table-cell office:value-type="string">
            <text:p>s0815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5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65">
            <text:p>3465</text:p>
          </table:table-cell>
          <table:table-cell office:value-type="string">
            <text:p>s08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55">
            <text:p>1455</text:p>
          </table:table-cell>
          <table:table-cell office:value-type="string">
            <text:p>s08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092">
            <text:p>2092</text:p>
          </table:table-cell>
          <table:table-cell office:value-type="string">
            <text:p>s08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s08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65">
            <text:p>3865</text:p>
          </table:table-cell>
          <table:table-cell office:value-type="string">
            <text:p>s08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546">
            <text:p>2546</text:p>
          </table:table-cell>
          <table:table-cell office:value-type="string">
            <text:p>s08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64">
            <text:p>2264</text:p>
          </table:table-cell>
          <table:table-cell office:value-type="string">
            <text:p>s08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03">
            <text:p>1003</text:p>
          </table:table-cell>
          <table:table-cell office:value-type="string">
            <text:p>s0824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06">
            <text:p>1506</text:p>
          </table:table-cell>
          <table:table-cell office:value-type="string">
            <text:p>s08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01">
            <text:p>2301</text:p>
          </table:table-cell>
          <table:table-cell office:value-type="string">
            <text:p>s082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664">
            <text:p>5664</text:p>
          </table:table-cell>
          <table:table-cell office:value-type="string">
            <text:p>s082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012">
            <text:p>3012</text:p>
          </table:table-cell>
          <table:table-cell office:value-type="string">
            <text:p>s082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s0829A.txt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s0829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2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228">
            <text:p>16228</text:p>
          </table:table-cell>
          <table:table-cell office:value-type="string">
            <text:p>s083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37">
            <text:p>7337</text:p>
          </table:table-cell>
          <table:table-cell office:value-type="string">
            <text:p>s083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58">
            <text:p>1758</text:p>
          </table:table-cell>
          <table:table-cell office:value-type="string">
            <text:p>s083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165">
            <text:p>14165</text:p>
          </table:table-cell>
          <table:table-cell office:value-type="string">
            <text:p>s083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10">
            <text:p>1110</text:p>
          </table:table-cell>
          <table:table-cell office:value-type="string">
            <text:p>s083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75">
            <text:p>4075</text:p>
          </table:table-cell>
          <table:table-cell office:value-type="string">
            <text:p>s083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7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66">
            <text:p>1666</text:p>
          </table:table-cell>
          <table:table-cell office:value-type="string">
            <text:p>s083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8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09">
            <text:p>3609</text:p>
          </table:table-cell>
          <table:table-cell office:value-type="string">
            <text:p>s083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3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14">
            <text:p>1914</text:p>
          </table:table-cell>
          <table:table-cell office:value-type="string">
            <text:p>s084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726">
            <text:p>4726</text:p>
          </table:table-cell>
          <table:table-cell office:value-type="string">
            <text:p>s084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09">
            <text:p>4309</text:p>
          </table:table-cell>
          <table:table-cell office:value-type="string">
            <text:p>s084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551">
            <text:p>5551</text:p>
          </table:table-cell>
          <table:table-cell office:value-type="string">
            <text:p>s084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79">
            <text:p>4279</text:p>
          </table:table-cell>
          <table:table-cell office:value-type="string">
            <text:p>s084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44">
            <text:p>10444</text:p>
          </table:table-cell>
          <table:table-cell office:value-type="string">
            <text:p>s084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39">
            <text:p>10439</text:p>
          </table:table-cell>
          <table:table-cell office:value-type="string">
            <text:p>s0846_8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_8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0442">
            <text:p>10442</text:p>
          </table:table-cell>
          <table:table-cell office:value-type="string">
            <text:p>s0846_9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6_9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60">
            <text:p>1760</text:p>
          </table:table-cell>
          <table:table-cell office:value-type="string">
            <text:p>s084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29">
            <text:p>6129</text:p>
          </table:table-cell>
          <table:table-cell office:value-type="string">
            <text:p>s084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8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563">
            <text:p>6563</text:p>
          </table:table-cell>
          <table:table-cell office:value-type="string">
            <text:p>s084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4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90">
            <text:p>1590</text:p>
          </table:table-cell>
          <table:table-cell office:value-type="string">
            <text:p>s085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53">
            <text:p>1253</text:p>
          </table:table-cell>
          <table:table-cell office:value-type="string">
            <text:p>s085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57">
            <text:p>3257</text:p>
          </table:table-cell>
          <table:table-cell office:value-type="string">
            <text:p>s085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27">
            <text:p>4027</text:p>
          </table:table-cell>
          <table:table-cell office:value-type="string">
            <text:p>s085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484">
            <text:p>2484</text:p>
          </table:table-cell>
          <table:table-cell office:value-type="string">
            <text:p>s085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565">
            <text:p>11565</text:p>
          </table:table-cell>
          <table:table-cell office:value-type="string">
            <text:p>s085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5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493">
            <text:p>1493</text:p>
          </table:table-cell>
          <table:table-cell office:value-type="string">
            <text:p>s086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s086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86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5">
            <text:p>13765</text:p>
          </table:table-cell>
          <table:table-cell office:value-type="string">
            <text:p>s09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3766">
            <text:p>13766</text:p>
          </table:table-cell>
          <table:table-cell office:value-type="string">
            <text:p>s09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736">
            <text:p>11736</text:p>
          </table:table-cell>
          <table:table-cell office:value-type="string">
            <text:p>s09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36">
            <text:p>3436</text:p>
          </table:table-cell>
          <table:table-cell office:value-type="string">
            <text:p>s09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986">
            <text:p>3986</text:p>
          </table:table-cell>
          <table:table-cell office:value-type="string">
            <text:p>s0909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B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0909C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663">
            <text:p>8663</text:p>
          </table:table-cell>
          <table:table-cell office:value-type="string">
            <text:p>s1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77">
            <text:p>4277</text:p>
          </table:table-cell>
          <table:table-cell office:value-type="string">
            <text:p>s10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32">
            <text:p>2332</text:p>
          </table:table-cell>
          <table:table-cell office:value-type="string">
            <text:p>s10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79">
            <text:p>3179</text:p>
          </table:table-cell>
          <table:table-cell office:value-type="string">
            <text:p>s10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10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392">
            <text:p>2392</text:p>
          </table:table-cell>
          <table:table-cell office:value-type="string">
            <text:p>s98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87">
            <text:p>4587</text:p>
          </table:table-cell>
          <table:table-cell office:value-type="string">
            <text:p>s98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62">
            <text:p>4462</text:p>
          </table:table-cell>
          <table:table-cell office:value-type="string">
            <text:p>s98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28">
            <text:p>2728</text:p>
          </table:table-cell>
          <table:table-cell office:value-type="string">
            <text:p>s98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286">
            <text:p>1286</text:p>
          </table:table-cell>
          <table:table-cell office:value-type="string">
            <text:p>s98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637">
            <text:p>2637</text:p>
          </table:table-cell>
          <table:table-cell office:value-type="string">
            <text:p>s98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509">
            <text:p>1509</text:p>
          </table:table-cell>
          <table:table-cell office:value-type="string">
            <text:p>s98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138">
            <text:p>1138</text:p>
          </table:table-cell>
          <table:table-cell office:value-type="string">
            <text:p>s98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8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49">
            <text:p>9349</text:p>
          </table:table-cell>
          <table:table-cell office:value-type="string">
            <text:p>s998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6651">
            <text:p>16651</text:p>
          </table:table-cell>
          <table:table-cell office:value-type="string">
            <text:p>s998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9962">
            <text:p>19962</text:p>
          </table:table-cell>
          <table:table-cell office:value-type="string">
            <text:p>s998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8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9996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sBoss.txt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sBoss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Boss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sFinalBossA.txt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sFinalBoss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FinalBoss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Man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sNull.txt</text:p>
          </table:table-cell>
          <table:table-cell/>
          <table:table-cell office:value-type="float" office:value="41">
            <text:p>41</text:p>
          </table:table-cell>
          <table:table-cell office:value-type="string">
            <text:p>sNull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Null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ss0116.txt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ss0116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1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22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22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5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6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1707">
            <text:p>1707</text:p>
          </table:table-cell>
          <table:table-cell office:value-type="string">
            <text:p>ss07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7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s0863A.txt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ss0863A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3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266">
            <text:p>4266</text:p>
          </table:table-cell>
          <table:table-cell office:value-type="string">
            <text:p>ss086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0864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sStopDomination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736">
            <text:p>6736</text:p>
          </table:table-cell>
          <table:table-cell office:value-type="string">
            <text:p>t0_100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016">
            <text:p>4016</text:p>
          </table:table-cell>
          <table:table-cell office:value-type="string">
            <text:p>t0_100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465">
            <text:p>8465</text:p>
          </table:table-cell>
          <table:table-cell office:value-type="string">
            <text:p>t0_100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4">
            <text:p>7514</text:p>
          </table:table-cell>
          <table:table-cell office:value-type="string">
            <text:p>t0_10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0_10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24">
            <text:p>3624</text:p>
          </table:table-cell>
          <table:table-cell office:value-type="string">
            <text:p>t1_100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433">
            <text:p>3433</text:p>
          </table:table-cell>
          <table:table-cell office:value-type="string">
            <text:p>t1_100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514">
            <text:p>7514</text:p>
          </table:table-cell>
          <table:table-cell office:value-type="string">
            <text:p>t1_100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535">
            <text:p>4535</text:p>
          </table:table-cell>
          <table:table-cell office:value-type="string">
            <text:p>t1_100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417">
            <text:p>7417</text:p>
          </table:table-cell>
          <table:table-cell office:value-type="string">
            <text:p>t1_100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06">
            <text:p>7006</text:p>
          </table:table-cell>
          <table:table-cell office:value-type="string">
            <text:p>t1_100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0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908">
            <text:p>7908</text:p>
          </table:table-cell>
          <table:table-cell office:value-type="string">
            <text:p>t1_101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56">
            <text:p>6156</text:p>
          </table:table-cell>
          <table:table-cell office:value-type="string">
            <text:p>t1_101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999">
            <text:p>4999</text:p>
          </table:table-cell>
          <table:table-cell office:value-type="string">
            <text:p>t1_1016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6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978">
            <text:p>9978</text:p>
          </table:table-cell>
          <table:table-cell office:value-type="string">
            <text:p>t1_1017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7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433">
            <text:p>5433</text:p>
          </table:table-cell>
          <table:table-cell office:value-type="string">
            <text:p>t1_101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8036">
            <text:p>8036</text:p>
          </table:table-cell>
          <table:table-cell office:value-type="string">
            <text:p>t1_1019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19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140">
            <text:p>3140</text:p>
          </table:table-cell>
          <table:table-cell office:value-type="string">
            <text:p>t1_1020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0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704">
            <text:p>5704</text:p>
          </table:table-cell>
          <table:table-cell office:value-type="string">
            <text:p>t1_102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303">
            <text:p>5303</text:p>
          </table:table-cell>
          <table:table-cell office:value-type="string">
            <text:p>t1_102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641">
            <text:p>3641</text:p>
          </table:table-cell>
          <table:table-cell office:value-type="string">
            <text:p>t1_102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1_102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826">
            <text:p>3826</text:p>
          </table:table-cell>
          <table:table-cell office:value-type="string">
            <text:p>t2_102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2_102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87">
            <text:p>9687</text:p>
          </table:table-cell>
          <table:table-cell office:value-type="string">
            <text:p>t2_1025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2_1025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9619">
            <text:p>9619</text:p>
          </table:table-cell>
          <table:table-cell office:value-type="string">
            <text:p>t3_1008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08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3295">
            <text:p>3295</text:p>
          </table:table-cell>
          <table:table-cell office:value-type="string">
            <text:p>t3_1011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1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169">
            <text:p>6169</text:p>
          </table:table-cell>
          <table:table-cell office:value-type="string">
            <text:p>t3_1012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2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7097">
            <text:p>7097</text:p>
          </table:table-cell>
          <table:table-cell office:value-type="string">
            <text:p>t3_1013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3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6501">
            <text:p>6501</text:p>
          </table:table-cell>
          <table:table-cell office:value-type="string">
            <text:p>t3_1014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01">
            <text:p>4401</text:p>
          </table:table-cell>
          <table:table-cell office:value-type="string">
            <text:p>t3_1014A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A.txt.meta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4484">
            <text:p>4484</text:p>
          </table:table-cell>
          <table:table-cell office:value-type="string">
            <text:p>t3_1014B.txt</text:p>
          </table:table-cell>
          <table:table-cell table:number-columns-repeated="3"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3_1014B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test.txt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test.txt</text:p>
          </table:table-cell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est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A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B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C.txt.meta</text:p>
          </table:table-cell>
          <table:table-cell/>
        </table:table-row>
        <table:table-row table:style-name="ro2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/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/>
        </table:table-row>
        <table:table-row table:style-name="ro1">
          <table:table-cell office:value-type="string">
            <text:p>01/08/2023</text:p>
          </table:table-cell>
          <table:table-cell/>
          <table:table-cell office:value-type="string">
            <text:p>02:38</text:p>
          </table:table-cell>
          <table:table-cell office:value-type="string">
            <text:p>PM</text:p>
          </table:table-cell>
          <table:table-cell table:number-columns-repeated="3"/>
          <table:table-cell office:value-type="float" office:value="186">
            <text:p>186</text:p>
          </table:table-cell>
          <table:table-cell office:value-type="string">
            <text:p>t_testD.txt.meta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Bytes</text:p>
          </table:table-cell>
          <table:table-cell office:value-type="string">
            <text:p>File</text:p>
          </table:table-cell>
          <table:table-cell office:value-type="string">
            <text:p>Desc</text:p>
          </table:table-cell>
          <table:table-cell office:value-type="string">
            <text:p>Witnessed</text:p>
          </table:table-cell>
          <table:table-cell office:value-type="string">
            <text:p>Implemented</text:p>
          </table:table-cell>
          <table:table-cell office:value-type="string">
            <text:p>Translated</text:p>
          </table:table-cell>
          <table:table-cell office:value-type="string">
            <text:p>&gt;=Poorly Implemented</text:p>
          </table:table-cell>
          <table:table-cell office:value-type="string">
            <text:p>&gt;=Machine Translated</text:p>
          </table:table-cell>
        </table:table-row>
        <table:table-row table:style-name="ro1">
          <table:table-cell office:value-type="float" office:value="18832">
            <text:p>18832</text:p>
          </table:table-cell>
          <table:table-cell office:value-type="string">
            <text:p>s0000.txt</text:p>
          </table:table-cell>
          <table:table-cell office:value-type="string">
            <text:p>Prologue p1</text:p>
          </table:table-cell>
          <table:table-cell table:number-columns-repeated="5" office:value-type="float" office:value="18832">
            <text:p>18832</text:p>
          </table:table-cell>
        </table:table-row>
        <table:table-row table:style-name="ro1">
          <table:table-cell office:value-type="float" office:value="7914">
            <text:p>7914</text:p>
          </table:table-cell>
          <table:table-cell office:value-type="string">
            <text:p>s0000A.txt</text:p>
          </table:table-cell>
          <table:table-cell office:value-type="string">
            <text:p>abridged prologue</text:p>
          </table:table-cell>
          <table:table-cell office:value-type="float" office:value="0">
            <text:p>0</text:p>
          </table:table-cell>
          <table:table-cell table:number-columns-repeated="4" office:value-type="float" office:value="7914">
            <text:p>7914</text:p>
          </table:table-cell>
        </table:table-row>
        <table:table-row table:style-name="ro1">
          <table:table-cell office:value-type="float" office:value="12510">
            <text:p>12510</text:p>
          </table:table-cell>
          <table:table-cell office:value-type="string">
            <text:p>s0001.txt</text:p>
          </table:table-cell>
          <table:table-cell office:value-type="string">
            <text:p>prologue pt 2</text:p>
          </table:table-cell>
          <table:table-cell table:number-columns-repeated="5" office:value-type="float" office:value="12510">
            <text:p>12510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s0100.txt</text:p>
          </table:table-cell>
          <table:table-cell office:value-type="string">
            <text:p>Before battle against Maisie</text:p>
          </table:table-cell>
          <table:table-cell table:number-columns-repeated="5" office:value-type="float" office:value="1574">
            <text:p>1574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s0101.txt</text:p>
          </table:table-cell>
          <table:table-cell office:value-type="string">
            <text:p>Defeating Maisie in a battle</text:p>
          </table:table-cell>
          <table:table-cell table:number-columns-repeated="5" office:value-type="float" office:value="2091">
            <text:p>209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s0103.txt</text:p>
          </table:table-cell>
          <table:table-cell office:value-type="string">
            <text:p>Losing to Maisie in a battle</text:p>
          </table:table-cell>
          <table:table-cell table:number-columns-repeated="5" office:value-type="float" office:value="886">
            <text:p>886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s0104.txt</text:p>
          </table:table-cell>
          <table:table-cell office:value-type="string">
            <text:p>Fight against Werewolf in a Maisie battle</text:p>
          </table:table-cell>
          <table:table-cell table:number-columns-repeated="5" office:value-type="float" office:value="2239">
            <text:p>2239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s0105.txt</text:p>
          </table:table-cell>
          <table:table-cell office:value-type="string">
            <text:p>A battle loss, maybe against Werewolf</text:p>
          </table:table-cell>
          <table:table-cell office:value-type="float" office:value="0">
            <text:p>0</text:p>
          </table:table-cell>
          <table:table-cell table:number-columns-repeated="4" office:value-type="float" office:value="1038">
            <text:p>1038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s0106.txt</text:p>
          </table:table-cell>
          <table:table-cell office:value-type="string">
            <text:p>Talk about dealing with the magical cannon</text:p>
          </table:table-cell>
          <table:table-cell office:value-type="float" office:value="0">
            <text:p>0</text:p>
          </table:table-cell>
          <table:table-cell table:number-columns-repeated="4" office:value-type="float" office:value="2194">
            <text:p>2194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string">
            <text:p>s0107.txt</text:p>
          </table:table-cell>
          <table:table-cell office:value-type="string">
            <text:p>Attacking the magical cannon with a plan</text:p>
          </table:table-cell>
          <table:table-cell office:value-type="float" office:value="0">
            <text:p>0</text:p>
          </table:table-cell>
          <table:table-cell table:number-columns-repeated="4" office:value-type="float" office:value="3732">
            <text:p>3732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office:value-type="string">
            <text:p>s0109.txt</text:p>
          </table:table-cell>
          <table:table-cell office:value-type="string">
            <text:p>Defeat of Werewolf and capturing the magical cannon</text:p>
          </table:table-cell>
          <table:table-cell office:value-type="float" office:value="0">
            <text:p>0</text:p>
          </table:table-cell>
          <table:table-cell table:number-columns-repeated="4" office:value-type="float" office:value="4405">
            <text:p>4405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s0112.txt</text:p>
          </table:table-cell>
          <table:table-cell office:value-type="string">
            <text:p>Final battle against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2121">
            <text:p>212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0112A.txt</text:p>
          </table:table-cell>
          <table:table-cell office:value-type="string">
            <text:p>no dialogue</text:p>
          </table:table-cell>
          <table:table-cell office:value-type="float" office:value="0">
            <text:p>0</text:p>
          </table:table-cell>
          <table:table-cell table:number-columns-repeated="4" office:value-type="float" office:value="153">
            <text:p>153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string">
            <text:p>s0113.txt</text:p>
          </table:table-cell>
          <table:table-cell office:value-type="string">
            <text:p>Killing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3854">
            <text:p>3854</text:p>
          </table:table-cell>
        </table:table-row>
        <table:table-row table:style-name="ro1">
          <table:table-cell office:value-type="float" office:value="9577">
            <text:p>9577</text:p>
          </table:table-cell>
          <table:table-cell office:value-type="string">
            <text:p>s0115.txt</text:p>
          </table:table-cell>
          <table:table-cell office:value-type="string">
            <text:p>Forgiving Maisie</text:p>
          </table:table-cell>
          <table:table-cell office:value-type="float" office:value="0">
            <text:p>0</text:p>
          </table:table-cell>
          <table:table-cell table:number-columns-repeated="4" office:value-type="float" office:value="9577">
            <text:p>9577</text:p>
          </table:table-cell>
        </table:table-row>
        <table:table-row table:style-name="ro1">
          <table:table-cell office:value-type="float" office:value="7333">
            <text:p>7333</text:p>
          </table:table-cell>
          <table:table-cell office:value-type="string">
            <text:p>s0200.txt</text:p>
          </table:table-cell>
          <table:table-cell office:value-type="string">
            <text:p>Ulal mountain +pie</text:p>
          </table:table-cell>
          <table:table-cell office:value-type="float" office:value="0">
            <text:p>0</text:p>
          </table:table-cell>
          <table:table-cell table:number-columns-repeated="4" office:value-type="float" office:value="7333">
            <text:p>7333</text:p>
          </table:table-cell>
        </table:table-row>
        <table:table-row table:style-name="ro1">
          <table:table-cell office:value-type="float" office:value="11260">
            <text:p>11260</text:p>
          </table:table-cell>
          <table:table-cell office:value-type="string">
            <text:p>s0201.txt</text:p>
          </table:table-cell>
          <table:table-cell office:value-type="string">
            <text:p>Ulal mountain avalache + drowned man</text:p>
          </table:table-cell>
          <table:table-cell office:value-type="float" office:value="0">
            <text:p>0</text:p>
          </table:table-cell>
          <table:table-cell table:number-columns-repeated="4" office:value-type="float" office:value="11260">
            <text:p>11260</text:p>
          </table:table-cell>
        </table:table-row>
        <table:table-row table:style-name="ro1">
          <table:table-cell office:value-type="float" office:value="11902">
            <text:p>11902</text:p>
          </table:table-cell>
          <table:table-cell office:value-type="string">
            <text:p>s0202.txt</text:p>
          </table:table-cell>
          <table:table-cell office:value-type="string">
            <text:p>Carton's misgivings</text:p>
          </table:table-cell>
          <table:table-cell office:value-type="float" office:value="0">
            <text:p>0</text:p>
          </table:table-cell>
          <table:table-cell table:number-columns-repeated="4" office:value-type="float" office:value="11902">
            <text:p>11902</text:p>
          </table:table-cell>
        </table:table-row>
        <table:table-row table:style-name="ro1">
          <table:table-cell office:value-type="float" office:value="21402">
            <text:p>21402</text:p>
          </table:table-cell>
          <table:table-cell office:value-type="string">
            <text:p>s0203.txt</text:p>
          </table:table-cell>
          <table:table-cell office:value-type="string">
            <text:p>Olivia's death</text:p>
          </table:table-cell>
          <table:table-cell office:value-type="float" office:value="0">
            <text:p>0</text:p>
          </table:table-cell>
          <table:table-cell table:number-columns-repeated="4" office:value-type="float" office:value="21402">
            <text:p>21402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s0204.txt</text:p>
          </table:table-cell>
          <table:table-cell office:value-type="string">
            <text:p>Alice hears news of Vega killing Olivia and taking her territory</text:p>
          </table:table-cell>
          <table:table-cell office:value-type="float" office:value="0">
            <text:p>0</text:p>
          </table:table-cell>
          <table:table-cell table:number-columns-repeated="4" office:value-type="float" office:value="1418">
            <text:p>1418</text:p>
          </table:table-cell>
        </table:table-row>
        <table:table-row table:style-name="ro1">
          <table:table-cell office:value-type="float" office:value="9696">
            <text:p>9696</text:p>
          </table:table-cell>
          <table:table-cell office:value-type="string">
            <text:p>s0205.txt</text:p>
          </table:table-cell>
          <table:table-cell office:value-type="string">
            <text:p>Helen argues with Torianna and leaves to kill Vega and fails</text:p>
          </table:table-cell>
          <table:table-cell office:value-type="float" office:value="0">
            <text:p>0</text:p>
          </table:table-cell>
          <table:table-cell table:number-columns-repeated="4" office:value-type="float" office:value="9696">
            <text:p>9696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s0206.txt</text:p>
          </table:table-cell>
          <table:table-cell office:value-type="string">
            <text:p>Torianna allies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5635">
            <text:p>5635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s0207.txt</text:p>
          </table:table-cell>
          <table:table-cell office:value-type="string">
            <text:p>Guessing that Alice is attacking Torianna after she allied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1033">
            <text:p>103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0207A.txt</text:p>
          </table:table-cell>
          <table:table-cell office:value-type="string">
            <text:p>no dialogue</text:p>
          </table:table-cell>
          <table:table-cell table:number-columns-repeated="5" office:value-type="float" office:value="141">
            <text:p>141</text:p>
          </table:table-cell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s0208.txt</text:p>
          </table:table-cell>
          <table:table-cell office:value-type="string">
            <text:p>Alice attacking Torianna who allied with Vega</text:p>
          </table:table-cell>
          <table:table-cell office:value-type="float" office:value="0">
            <text:p>0</text:p>
          </table:table-cell>
          <table:table-cell table:number-columns-repeated="4" office:value-type="float" office:value="6125">
            <text:p>6125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s0209.txt</text:p>
          </table:table-cell>
          <table:table-cell office:value-type="string">
            <text:p>Marugeru digs up Olivia's body for her heart</text:p>
          </table:table-cell>
          <table:table-cell office:value-type="float" office:value="0">
            <text:p>0</text:p>
          </table:table-cell>
          <table:table-cell table:number-columns-repeated="4" office:value-type="float" office:value="1638">
            <text:p>1638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office:value-type="string">
            <text:p>s0210.txt</text:p>
          </table:table-cell>
          <table:table-cell office:value-type="string">
            <text:p>Vega surrenders to Alice or dies</text:p>
          </table:table-cell>
          <table:table-cell office:value-type="float" office:value="0">
            <text:p>0</text:p>
          </table:table-cell>
          <table:table-cell table:number-columns-repeated="4" office:value-type="float" office:value="6372">
            <text:p>6372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s0211.txt</text:p>
          </table:table-cell>
          <table:table-cell office:value-type="string">
            <text:p>Alice asks for Torianna's surrender and gets it</text:p>
          </table:table-cell>
          <table:table-cell office:value-type="float" office:value="0">
            <text:p>0</text:p>
          </table:table-cell>
          <table:table-cell table:number-columns-repeated="4" office:value-type="float" office:value="5648">
            <text:p>5648</text:p>
          </table:table-cell>
        </table:table-row>
        <table:table-row table:style-name="ro1">
          <table:table-cell office:value-type="float" office:value="6254">
            <text:p>6254</text:p>
          </table:table-cell>
          <table:table-cell office:value-type="string">
            <text:p>s0212.txt</text:p>
          </table:table-cell>
          <table:table-cell office:value-type="string">
            <text:p>Vega surrender or death to avenge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6254">
            <text:p>6254</text:p>
          </table:table-cell>
        </table:table-row>
        <table:table-row table:style-name="ro1">
          <table:table-cell office:value-type="float" office:value="5939">
            <text:p>5939</text:p>
          </table:table-cell>
          <table:table-cell office:value-type="string">
            <text:p>s0213_11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939">
            <text:p>5939</text:p>
          </table:table-cell>
        </table:table-row>
        <table:table-row table:style-name="ro1">
          <table:table-cell office:value-type="float" office:value="5941">
            <text:p>5941</text:p>
          </table:table-cell>
          <table:table-cell office:value-type="string">
            <text:p>s0213_21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941">
            <text:p>5941</text:p>
          </table:table-cell>
        </table:table-row>
        <table:table-row table:style-name="ro1">
          <table:table-cell office:value-type="float" office:value="5859">
            <text:p>5859</text:p>
          </table:table-cell>
          <table:table-cell office:value-type="string">
            <text:p>s0213.txt</text:p>
          </table:table-cell>
          <table:table-cell office:value-type="string">
            <text:p>Alice attacks Triaina and Olivia</text:p>
          </table:table-cell>
          <table:table-cell office:value-type="float" office:value="0">
            <text:p>0</text:p>
          </table:table-cell>
          <table:table-cell table:number-columns-repeated="4" office:value-type="float" office:value="5859">
            <text:p>5859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s0214.txt</text:p>
          </table:table-cell>
          <table:table-cell office:value-type="string">
            <text:p>Alice wins a battle against Triaina</text:p>
          </table:table-cell>
          <table:table-cell office:value-type="float" office:value="0">
            <text:p>0</text:p>
          </table:table-cell>
          <table:table-cell table:number-columns-repeated="4" office:value-type="float" office:value="1481">
            <text:p>1481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s0215.txt</text:p>
          </table:table-cell>
          <table:table-cell office:value-type="string">
            <text:p>Olivia, Triaina, and Marugel talk</text:p>
          </table:table-cell>
          <table:table-cell office:value-type="float" office:value="0">
            <text:p>0</text:p>
          </table:table-cell>
          <table:table-cell table:number-columns-repeated="4" office:value-type="float" office:value="2700">
            <text:p>2700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s0216.txt</text:p>
          </table:table-cell>
          <table:table-cell office:value-type="string">
            <text:p>Triaina flees to join Olivia in the face of Alice's army</text:p>
          </table:table-cell>
          <table:table-cell office:value-type="float" office:value="0">
            <text:p>0</text:p>
          </table:table-cell>
          <table:table-cell table:number-columns-repeated="4" office:value-type="float" office:value="4079">
            <text:p>407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s0216A.txt</text:p>
          </table:table-cell>
          <table:table-cell office:value-type="string">
            <text:p>no dialogue</text:p>
          </table:table-cell>
          <table:table-cell table:number-columns-repeated="5" office:value-type="float" office:value="205">
            <text:p>205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s0217.txt</text:p>
          </table:table-cell>
          <table:table-cell office:value-type="string">
            <text:p>Alice captures Triaina's territory after defeating Marugel</text:p>
          </table:table-cell>
          <table:table-cell office:value-type="float" office:value="0">
            <text:p>0</text:p>
          </table:table-cell>
          <table:table-cell table:number-columns-repeated="4" office:value-type="float" office:value="1213">
            <text:p>1213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string">
            <text:p>s0218.txt</text:p>
          </table:table-cell>
          <table:table-cell office:value-type="string">
            <text:p>Marugel rejoins Triaina at Olivia's after his defeat</text:p>
          </table:table-cell>
          <table:table-cell office:value-type="float" office:value="0">
            <text:p>0</text:p>
          </table:table-cell>
          <table:table-cell table:number-columns-repeated="4" office:value-type="float" office:value="4507">
            <text:p>4507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s0219.txt</text:p>
          </table:table-cell>
          <table:table-cell office:value-type="string">
            <text:p>Triple flank from Olivia, Triaina, and Marugel against Alice</text:p>
          </table:table-cell>
          <table:table-cell office:value-type="float" office:value="0">
            <text:p>0</text:p>
          </table:table-cell>
          <table:table-cell table:number-columns-repeated="4" office:value-type="float" office:value="2291">
            <text:p>2291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s0220.txt</text:p>
          </table:table-cell>
          <table:table-cell office:value-type="string">
            <text:p>Alice's army surrounded</text:p>
          </table:table-cell>
          <table:table-cell office:value-type="float" office:value="0">
            <text:p>0</text:p>
          </table:table-cell>
          <table:table-cell table:number-columns-repeated="4" office:value-type="float" office:value="5884">
            <text:p>5884</text:p>
          </table:table-cell>
        </table:table-row>
        <table:table-row table:style-name="ro1">
          <table:table-cell office:value-type="float" office:value="6852">
            <text:p>6852</text:p>
          </table:table-cell>
          <table:table-cell office:value-type="string">
            <text:p>s0221.txt</text:p>
          </table:table-cell>
          <table:table-cell office:value-type="string">
            <text:p>Some post battle chatter between Olvia and Marugel</text:p>
          </table:table-cell>
          <table:table-cell office:value-type="float" office:value="0">
            <text:p>0</text:p>
          </table:table-cell>
          <table:table-cell table:number-columns-repeated="4" office:value-type="float" office:value="6852">
            <text:p>6852</text:p>
          </table:table-cell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s0222.txt</text:p>
          </table:table-cell>
          <table:table-cell office:value-type="string">
            <text:p>Alice uses a strategy to outflank Triaina and allies</text:p>
          </table:table-cell>
          <table:table-cell office:value-type="float" office:value="0">
            <text:p>0</text:p>
          </table:table-cell>
          <table:table-cell table:number-columns-repeated="4" office:value-type="float" office:value="4106">
            <text:p>41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0222A.txt</text:p>
          </table:table-cell>
          <table:table-cell office:value-type="string">
            <text:p>no dialogue</text:p>
          </table:table-cell>
          <table:table-cell table:number-columns-repeated="5" office:value-type="float" office:value="149">
            <text:p>14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0222B.txt</text:p>
          </table:table-cell>
          <table:table-cell office:value-type="string">
            <text:p>no dialogue</text:p>
          </table:table-cell>
          <table:table-cell table:number-columns-repeated="5" office:value-type="float" office:value="191">
            <text:p>191</text:p>
          </table:table-cell>
        </table:table-row>
        <table:table-row table:style-name="ro2">
          <table:table-cell office:value-type="float" office:value="23010">
            <text:p>23010</text:p>
          </table:table-cell>
          <table:table-cell office:value-type="string">
            <text:p>s0223.txt</text:p>
          </table:table-cell>
          <table:table-cell office:value-type="string">
            <text:p>Mostly Triaina and Oliva's absorption into Alice's forces</text:p>
          </table:table-cell>
          <table:table-cell table:number-columns-repeated="2" office:value-type="float" office:value="0">
            <text:p>0</text:p>
          </table:table-cell>
          <table:table-cell office:value-type="float" office:value="23010">
            <text:p>23010</text:p>
          </table:table-cell>
          <table:table-cell/>
          <table:table-cell office:value-type="float" office:value="23010">
            <text:p>23010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s0224.txt</text:p>
          </table:table-cell>
          <table:table-cell office:value-type="string">
            <text:p>Alice attacks I think Oliv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s0225.txt</text:p>
          </table:table-cell>
          <table:table-cell office:value-type="string">
            <text:p>Triana reinforces Oliv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07">
            <text:p>1407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s0225A.txt</text:p>
          </table:table-cell>
          <table:table-cell office:value-type="string">
            <text:p>Triana can't reinforce Olivia in time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string">
            <text:p>s0226.txt</text:p>
          </table:table-cell>
          <table:table-cell office:value-type="string">
            <text:p>Triaina reinforcing Olivia and having a hard ti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577">
            <text:p>4577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s0400.txt</text:p>
          </table:table-cell>
          <table:table-cell office:value-type="string">
            <text:p>Alice attacks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78">
            <text:p>5478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office:value-type="string">
            <text:p>s0401.txt</text:p>
          </table:table-cell>
          <table:table-cell office:value-type="string">
            <text:p>Alice battle against Veg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54">
            <text:p>4354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s0401A.txt</text:p>
          </table:table-cell>
          <table:table-cell office:value-type="string">
            <text:p>Alice defeats Gruman of veg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office:value-type="string">
            <text:p>s0402.txt</text:p>
          </table:table-cell>
          <table:table-cell office:value-type="string">
            <text:p>Alice formulates plan to defeat a giant drag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27">
            <text:p>4327</text:p>
          </table:table-cell>
        </table:table-row>
        <table:table-row table:style-name="ro1">
          <table:table-cell office:value-type="float" office:value="14133">
            <text:p>14133</text:p>
          </table:table-cell>
          <table:table-cell office:value-type="string">
            <text:p>s0403.txt</text:p>
          </table:table-cell>
          <table:table-cell office:value-type="string">
            <text:p>Alice honeypots giant dragon with maisi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133">
            <text:p>14133</text:p>
          </table:table-cell>
        </table:table-row>
        <table:table-row table:style-name="ro1">
          <table:table-cell office:value-type="float" office:value="6447">
            <text:p>6447</text:p>
          </table:table-cell>
          <table:table-cell office:value-type="string">
            <text:p>s0404.txt</text:p>
          </table:table-cell>
          <table:table-cell office:value-type="string">
            <text:p>Vega finds out the giant dragon was killed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8791">
            <text:p>8791</text:p>
          </table:table-cell>
          <table:table-cell office:value-type="string">
            <text:p>s0405.txt</text:p>
          </table:table-cell>
          <table:table-cell office:value-type="string">
            <text:p>Alice fights another battle against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791">
            <text:p>879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0405A.txt</text:p>
          </table:table-cell>
          <table:table-cell office:value-type="string">
            <text:p>no dialogue</text:p>
          </table:table-cell>
          <table:table-cell table:number-columns-repeated="5" office:value-type="float" office:value="108">
            <text:p>10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0405B.txt</text:p>
          </table:table-cell>
          <table:table-cell office:value-type="string">
            <text:p>no dialogue</text:p>
          </table:table-cell>
          <table:table-cell table:number-columns-repeated="5" office:value-type="float" office:value="61">
            <text:p>61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s0406.txt</text:p>
          </table:table-cell>
          <table:table-cell office:value-type="string">
            <text:p>Vega is in bad shape and about to lose to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494">
            <text:p>249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0406A.txt</text:p>
          </table:table-cell>
          <table:table-cell office:value-type="string">
            <text:p>no dialogu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2444">
            <text:p>12444</text:p>
          </table:table-cell>
          <table:table-cell office:value-type="string">
            <text:p>s0407.txt</text:p>
          </table:table-cell>
          <table:table-cell office:value-type="string">
            <text:p>Alice defeats Veg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444">
            <text:p>12444</text:p>
          </table:table-cell>
        </table:table-row>
        <table:table-row table:style-name="ro1">
          <table:table-cell office:value-type="float" office:value="6857">
            <text:p>6857</text:p>
          </table:table-cell>
          <table:table-cell office:value-type="string">
            <text:p>s0500_43.txt</text:p>
          </table:table-cell>
          <table:table-cell office:value-type="string">
            <text:p>Charlotte chat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57">
            <text:p>6857</text:p>
          </table:table-cell>
        </table:table-row>
        <table:table-row table:style-name="ro1">
          <table:table-cell office:value-type="float" office:value="6855">
            <text:p>6855</text:p>
          </table:table-cell>
          <table:table-cell office:value-type="string">
            <text:p>s0500_54.txt</text:p>
          </table:table-cell>
          <table:table-cell office:value-type="string">
            <text:p>Charlotte chat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55">
            <text:p>6855</text:p>
          </table:table-cell>
        </table:table-row>
        <table:table-row table:style-name="ro1">
          <table:table-cell office:value-type="float" office:value="6705">
            <text:p>6705</text:p>
          </table:table-cell>
          <table:table-cell office:value-type="string">
            <text:p>s0500.txt</text:p>
          </table:table-cell>
          <table:table-cell office:value-type="string">
            <text:p>Charlotte's introducti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705">
            <text:p>6705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s0501.txt</text:p>
          </table:table-cell>
          <table:table-cell office:value-type="string">
            <text:p>Alice attacks Charlott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36">
            <text:p>1436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0502.txt</text:p>
          </table:table-cell>
          <table:table-cell office:value-type="string">
            <text:p>I think Charlotte lost a batt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6656">
            <text:p>6656</text:p>
          </table:table-cell>
          <table:table-cell office:value-type="string">
            <text:p>s0503.txt</text:p>
          </table:table-cell>
          <table:table-cell office:value-type="string">
            <text:p>Charlotte discussing threat of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s0504.txt</text:p>
          </table:table-cell>
          <table:table-cell office:value-type="string">
            <text:p>Alice fighting against Charlotte's forces I gues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67">
            <text:p>40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0504A.txt</text:p>
          </table:table-cell>
          <table:table-cell office:value-type="string">
            <text:p>no dialogue</text:p>
          </table:table-cell>
          <table:table-cell table:number-columns-repeated="5" office:value-type="float" office:value="86">
            <text:p>86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string">
            <text:p>s0505.txt</text:p>
          </table:table-cell>
          <table:table-cell office:value-type="string">
            <text:p>Loss of Charlotte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918">
            <text:p>2918</text:p>
          </table:table-cell>
        </table:table-row>
        <table:table-row table:style-name="ro1">
          <table:table-cell office:value-type="float" office:value="5882">
            <text:p>5882</text:p>
          </table:table-cell>
          <table:table-cell office:value-type="string">
            <text:p>s0506.txt</text:p>
          </table:table-cell>
          <table:table-cell office:value-type="string">
            <text:p>Alice attacking one of Charlotte's for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882">
            <text:p>5882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string">
            <text:p>s0507.txt</text:p>
          </table:table-cell>
          <table:table-cell office:value-type="string">
            <text:p>Alice retrea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907">
            <text:p>3907</text:p>
          </table:table-cell>
        </table:table-row>
        <table:table-row table:style-name="ro1">
          <table:table-cell office:value-type="float" office:value="9669">
            <text:p>9669</text:p>
          </table:table-cell>
          <table:table-cell office:value-type="string">
            <text:p>s0508.txt</text:p>
          </table:table-cell>
          <table:table-cell office:value-type="string">
            <text:p>Alice plans to defeat Charlotte's drug 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69">
            <text:p>9669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s0509.txt</text:p>
          </table:table-cell>
          <table:table-cell office:value-type="string">
            <text:p>Another attack against Charlotte's for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87">
            <text:p>1787</text:p>
          </table:table-cell>
        </table:table-row>
        <table:table-row table:style-name="ro1">
          <table:table-cell office:value-type="float" office:value="10155">
            <text:p>10155</text:p>
          </table:table-cell>
          <table:table-cell office:value-type="string">
            <text:p>s0510.txt</text:p>
          </table:table-cell>
          <table:table-cell office:value-type="string">
            <text:p>Charlotte offers surrender to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155">
            <text:p>10155</text:p>
          </table:table-cell>
        </table:table-row>
        <table:table-row table:style-name="ro1">
          <table:table-cell office:value-type="float" office:value="11755">
            <text:p>11755</text:p>
          </table:table-cell>
          <table:table-cell office:value-type="string">
            <text:p>s0511.txt</text:p>
          </table:table-cell>
          <table:table-cell office:value-type="string">
            <text:p>Alice trying to figure out how to debuff Charlotte's subordinat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755">
            <text:p>11755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office:value-type="string">
            <text:p>s0512.txt</text:p>
          </table:table-cell>
          <table:table-cell office:value-type="string">
            <text:p>Emil is kidnapped I guess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30">
            <text:p>3130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string">
            <text:p>s0513.txt</text:p>
          </table:table-cell>
          <table:table-cell office:value-type="string">
            <text:p>Emil making some more of pill for Al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53">
            <text:p>2753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s0514.txt</text:p>
          </table:table-cell>
          <table:table-cell office:value-type="string">
            <text:p>Emil is sick at Alice'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774">
            <text:p>7774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s0515.txt</text:p>
          </table:table-cell>
          <table:table-cell office:value-type="string">
            <text:p>Emil finishes some antidote medicin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s0516.txt</text:p>
          </table:table-cell>
          <table:table-cell office:value-type="string">
            <text:p>Approach to give Emma medic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184">
            <text:p>2184</text:p>
          </table:table-cell>
        </table:table-row>
        <table:table-row table:style-name="ro1">
          <table:table-cell office:value-type="float" office:value="27044">
            <text:p>27044</text:p>
          </table:table-cell>
          <table:table-cell office:value-type="string">
            <text:p>s0517.txt</text:p>
          </table:table-cell>
          <table:table-cell office:value-type="string">
            <text:p>Medicine takes effect on Emma or maybe not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044">
            <text:p>27044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s0600.txt</text:p>
          </table:table-cell>
          <table:table-cell office:value-type="string">
            <text:p>Akari's introduction. Puppet master witch I guess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string">
            <text:p>s0601.txt</text:p>
          </table:table-cell>
          <table:table-cell office:value-type="string">
            <text:p>Pumpkin puppet opens package and summons mons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98">
            <text:p>3898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s0602.txt</text:p>
          </table:table-cell>
          <table:table-cell office:value-type="string">
            <text:p>Akari drugged and pumpkin king takes ov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57">
            <text:p>3657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office:value-type="string">
            <text:p>s0603_55.txt</text:p>
          </table:table-cell>
          <table:table-cell office:value-type="string">
            <text:p>Alice attacking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35">
            <text:p>7035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office:value-type="string">
            <text:p>s0603_56.txt</text:p>
          </table:table-cell>
          <table:table-cell office:value-type="string">
            <text:p>S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6870">
            <text:p>6870</text:p>
          </table:table-cell>
          <table:table-cell office:value-type="string">
            <text:p>s0603.txt</text:p>
          </table:table-cell>
          <table:table-cell office:value-type="string">
            <text:p>S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70">
            <text:p>6870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s0604.txt</text:p>
          </table:table-cell>
          <table:table-cell office:value-type="string">
            <text:p>Alice repels pumpkin 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s0605.txt</text:p>
          </table:table-cell>
          <table:table-cell office:value-type="string">
            <text:p>Akari happy in pris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37">
            <text:p>1337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s0606.txt</text:p>
          </table:table-cell>
          <table:table-cell office:value-type="string">
            <text:p>Pumpking and minions talking about Alice's invasi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75">
            <text:p>257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s0606A.txt</text:p>
          </table:table-cell>
          <table:table-cell office:value-type="string">
            <text:p>no text?</text:p>
          </table:table-cell>
          <table:table-cell table:number-columns-repeated="5" office:value-type="float" office:value="998">
            <text:p>99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s0606B.txt</text:p>
          </table:table-cell>
          <table:table-cell office:value-type="string">
            <text:p>no text?</text:p>
          </table:table-cell>
          <table:table-cell table:number-columns-repeated="5" office:value-type="float" office:value="443">
            <text:p>443</text:p>
          </table:table-cell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s0607.txt</text:p>
          </table:table-cell>
          <table:table-cell office:value-type="string">
            <text:p>Pumpking loos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206">
            <text:p>6206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s0608.txt</text:p>
          </table:table-cell>
          <table:table-cell office:value-type="string">
            <text:p>Alice retreats from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string">
            <text:p>s0609.txt</text:p>
          </table:table-cell>
          <table:table-cell office:value-type="string">
            <text:p>Alice formulating plan about Pump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585">
            <text:p>3585</text:p>
          </table:table-cell>
        </table:table-row>
        <table:table-row table:style-name="ro1">
          <table:table-cell office:value-type="float" office:value="20355">
            <text:p>20355</text:p>
          </table:table-cell>
          <table:table-cell office:value-type="string">
            <text:p>s0610.txt</text:p>
          </table:table-cell>
          <table:table-cell office:value-type="string">
            <text:p>Alice infiltrates Pumpking and rescues Akar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355">
            <text:p>20355</text:p>
          </table:table-cell>
        </table:table-row>
        <table:table-row table:style-name="ro1">
          <table:table-cell office:value-type="float" office:value="4609">
            <text:p>4609</text:p>
          </table:table-cell>
          <table:table-cell office:value-type="string">
            <text:p>s0700.txt</text:p>
          </table:table-cell>
          <table:table-cell office:value-type="string">
            <text:p>Poison itch and mi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609">
            <text:p>4609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s0701_66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12">
            <text:p>1612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s0701_71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09">
            <text:p>1609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s0701.txt</text:p>
          </table:table-cell>
          <table:table-cell office:value-type="string">
            <text:p>Zombie witch invading and rallying zomb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23">
            <text:p>1523</text:p>
          </table:table-cell>
        </table:table-row>
        <table:table-row table:style-name="ro1">
          <table:table-cell office:value-type="float" office:value="6491">
            <text:p>6491</text:p>
          </table:table-cell>
          <table:table-cell office:value-type="string">
            <text:p>s0702.txt</text:p>
          </table:table-cell>
          <table:table-cell table:style-name="ce1" office:value-type="string">
            <text:p>Meg helping Lily gather zombie par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491">
            <text:p>6491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s0703.txt</text:p>
          </table:table-cell>
          <table:table-cell office:value-type="string">
            <text:p>Alice and Lily trash tal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0703A.txt</text:p>
          </table:table-cell>
          <table:table-cell office:value-type="string">
            <text:p>no text?</text:p>
          </table:table-cell>
          <table:table-cell table:number-columns-repeated="5" office:value-type="float" office:value="106">
            <text:p>106</text:p>
          </table:table-cell>
        </table:table-row>
        <table:table-row table:style-name="ro1">
          <table:table-cell office:value-type="float" office:value="8919">
            <text:p>8919</text:p>
          </table:table-cell>
          <table:table-cell office:value-type="string">
            <text:p>s0704.txt</text:p>
          </table:table-cell>
          <table:table-cell office:value-type="string">
            <text:p>Alice kills Lily Mig takes over a bit I gues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919">
            <text:p>8919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string">
            <text:p>s0705.txt</text:p>
          </table:table-cell>
          <table:table-cell office:value-type="string">
            <text:p>Migs zombies attac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94">
            <text:p>3894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s0706.txt</text:p>
          </table:table-cell>
          <table:table-cell office:value-type="string">
            <text:p>Some sort of zombie eating spectre monst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s0707.txt</text:p>
          </table:table-cell>
          <table:table-cell office:value-type="string">
            <text:p>Fighting giant zombi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814">
            <text:p>18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0707A.txt</text:p>
          </table:table-cell>
          <table:table-cell office:value-type="string">
            <text:p>no text?</text:p>
          </table:table-cell>
          <table:table-cell table:number-columns-repeated="5" office:value-type="float" office:value="91">
            <text:p>91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s0708.txt</text:p>
          </table:table-cell>
          <table:table-cell office:value-type="string">
            <text:p>Destroyed left ar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s0709.txt</text:p>
          </table:table-cell>
          <table:table-cell office:value-type="string">
            <text:p>Going after right ar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0709A.txt</text:p>
          </table:table-cell>
          <table:table-cell office:value-type="string">
            <text:p>no text?</text:p>
          </table:table-cell>
          <table:table-cell table:number-columns-repeated="5" office:value-type="float" office:value="118">
            <text:p>118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0710.txt</text:p>
          </table:table-cell>
          <table:table-cell office:value-type="string">
            <text:p>Right arm destroye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s0711.txt</text:p>
          </table:table-cell>
          <table:table-cell table:style-name="ce1" office:value-type="string">
            <text:p>Final attack on zombie lil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0711A.txt</text:p>
          </table:table-cell>
          <table:table-cell office:value-type="string">
            <text:p>no text?</text:p>
          </table:table-cell>
          <table:table-cell table:number-columns-repeated="5" office:value-type="float" office:value="118">
            <text:p>118</text:p>
          </table:table-cell>
        </table:table-row>
        <table:table-row table:style-name="ro1">
          <table:table-cell office:value-type="float" office:value="8328">
            <text:p>8328</text:p>
          </table:table-cell>
          <table:table-cell office:value-type="string">
            <text:p>s0712.txt</text:p>
          </table:table-cell>
          <table:table-cell office:value-type="string">
            <text:p>Alice recruits Mi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28">
            <text:p>8328</text:p>
          </table:table-cell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s0713.txt</text:p>
          </table:table-cell>
          <table:table-cell office:value-type="string">
            <text:p>Ditto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98">
            <text:p>6198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s0800.txt</text:p>
          </table:table-cell>
          <table:table-cell office:value-type="string">
            <text:p>Eri and Cidre confronting Ryza</text:p>
          </table:table-cell>
          <table:table-cell office:value-type="float" office:value="0">
            <text:p>0</text:p>
          </table:table-cell>
          <table:table-cell table:number-columns-repeated="4" office:value-type="float" office:value="2434">
            <text:p>2434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office:value-type="string">
            <text:p>s0801.txt</text:p>
          </table:table-cell>
          <table:table-cell office:value-type="string">
            <text:p>Eri is recklessly attack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81">
            <text:p>4281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s0802.txt</text:p>
          </table:table-cell>
          <table:table-cell office:value-type="string">
            <text:p>Veronica has the upper han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62">
            <text:p>206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0802A.txt</text:p>
          </table:table-cell>
          <table:table-cell office:value-type="string">
            <text:p>no text?</text:p>
          </table:table-cell>
          <table:table-cell table:number-columns-repeated="5" office:value-type="float" office:value="104">
            <text:p>104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0803.txt</text:p>
          </table:table-cell>
          <table:table-cell office:value-type="string">
            <text:p>no text?</text:p>
          </table:table-cell>
          <table:table-cell table:number-columns-repeated="5" office:value-type="float" office:value="743">
            <text:p>74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0803A.txt</text:p>
          </table:table-cell>
          <table:table-cell office:value-type="string">
            <text:p>no text?</text:p>
          </table:table-cell>
          <table:table-cell table:number-columns-repeated="5" office:value-type="float" office:value="95">
            <text:p>95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0804.txt</text:p>
          </table:table-cell>
          <table:table-cell office:value-type="string">
            <text:p>no text?</text:p>
          </table:table-cell>
          <table:table-cell table:number-columns-repeated="5" office:value-type="float" office:value="791">
            <text:p>79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0804A.txt</text:p>
          </table:table-cell>
          <table:table-cell office:value-type="string">
            <text:p>no text?</text:p>
          </table:table-cell>
          <table:table-cell table:number-columns-repeated="5" office:value-type="float" office:value="115">
            <text:p>11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s0805.txt</text:p>
          </table:table-cell>
          <table:table-cell office:value-type="string">
            <text:p>no text?</text:p>
          </table:table-cell>
          <table:table-cell table:number-columns-repeated="5" office:value-type="float" office:value="747">
            <text:p>74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0805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string">
            <text:p>s0806.txt</text:p>
          </table:table-cell>
          <table:table-cell office:value-type="string">
            <text:p>Eri and Cidre losing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807">
            <text:p>280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0806A.txt</text:p>
          </table:table-cell>
          <table:table-cell office:value-type="string">
            <text:p>no text?</text:p>
          </table:table-cell>
          <table:table-cell table:number-columns-repeated="5" office:value-type="float" office:value="110">
            <text:p>110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s0807.txt</text:p>
          </table:table-cell>
          <table:table-cell office:value-type="string">
            <text:p>Alice bad drea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08">
            <text:p>1408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s0808.txt</text:p>
          </table:table-cell>
          <table:table-cell office:value-type="string">
            <text:p>no text?</text:p>
          </table:table-cell>
          <table:table-cell table:number-columns-repeated="5" office:value-type="float" office:value="765">
            <text:p>765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s0809.txt</text:p>
          </table:table-cell>
          <table:table-cell office:value-type="string">
            <text:p>Ryza struggling against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747">
            <text:p>2747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office:value-type="string">
            <text:p>s0810.txt</text:p>
          </table:table-cell>
          <table:table-cell office:value-type="string">
            <text:p>Veronica versus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61">
            <text:p>316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0810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s0811.txt</text:p>
          </table:table-cell>
          <table:table-cell office:value-type="string">
            <text:p>Eri and Cidre losing, but not retreat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0811A.txt</text:p>
          </table:table-cell>
          <table:table-cell office:value-type="string">
            <text:p>no text?</text:p>
          </table:table-cell>
          <table:table-cell table:number-columns-repeated="5" office:value-type="float" office:value="113">
            <text:p>113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s0812.txt</text:p>
          </table:table-cell>
          <table:table-cell office:value-type="string">
            <text:p>veronica guerilla tactics against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s0813.txt</text:p>
          </table:table-cell>
          <table:table-cell office:value-type="string">
            <text:p>no text?</text:p>
          </table:table-cell>
          <table:table-cell table:number-columns-repeated="5" office:value-type="float" office:value="753">
            <text:p>753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s0813A.txt</text:p>
          </table:table-cell>
          <table:table-cell office:value-type="string">
            <text:p>More Veronica v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802">
            <text:p>1802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s0814.txt</text:p>
          </table:table-cell>
          <table:table-cell office:value-type="string">
            <text:p>Veronica ambush against 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371">
            <text:p>137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s0815.txt</text:p>
          </table:table-cell>
          <table:table-cell office:value-type="string">
            <text:p>no text?</text:p>
          </table:table-cell>
          <table:table-cell table:number-columns-repeated="5" office:value-type="float" office:value="751">
            <text:p>751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s0815A.txt</text:p>
          </table:table-cell>
          <table:table-cell office:value-type="string">
            <text:p>Nia driven crazy by constant attacks by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string">
            <text:p>s0816.txt</text:p>
          </table:table-cell>
          <table:table-cell office:value-type="string">
            <text:p>Veronica, Eric and Cidre talk. Also Ryza and Nia. Advantage V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65">
            <text:p>3465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s0817.txt</text:p>
          </table:table-cell>
          <table:table-cell office:value-type="string">
            <text:p>Ryza thunderbolt attack on Fort Leningra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s0818.txt</text:p>
          </table:table-cell>
          <table:table-cell office:value-type="string">
            <text:p>Leningrad heavy fighting between Veronica and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s0819.txt</text:p>
          </table:table-cell>
          <table:table-cell office:value-type="string">
            <text:p>Veronica on offensive with Cidre leading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s0820.txt</text:p>
          </table:table-cell>
          <table:table-cell office:value-type="string">
            <text:p>Veronica winning war of attrition against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31">
            <text:p>2331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office:value-type="string">
            <text:p>s0821.txt</text:p>
          </table:table-cell>
          <table:table-cell office:value-type="string">
            <text:p>Marugeru delivers heart to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65">
            <text:p>3865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s0822.txt</text:p>
          </table:table-cell>
          <table:table-cell office:value-type="string">
            <text:p>Veronica trying to finish off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546">
            <text:p>2546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s0823.txt</text:p>
          </table:table-cell>
          <table:table-cell office:value-type="string">
            <text:p>Realizes Ryza's forces are packed with homunculo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264">
            <text:p>226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s0824.txt</text:p>
          </table:table-cell>
          <table:table-cell office:value-type="string">
            <text:p>no text?</text:p>
          </table:table-cell>
          <table:table-cell table:number-columns-repeated="5" office:value-type="float" office:value="725">
            <text:p>72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s0824A.txt</text:p>
          </table:table-cell>
          <table:table-cell office:value-type="string">
            <text:p>Leningrad lost to homuncul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s0825.txt</text:p>
          </table:table-cell>
          <table:table-cell office:value-type="string">
            <text:p>Town of Warsaw Veronica v Ryz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6">
            <text:p>1506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s0826.txt</text:p>
          </table:table-cell>
          <table:table-cell office:value-type="string">
            <text:p>Veronica fled from Warsaw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01">
            <text:p>2301</text:p>
          </table:table-cell>
        </table:table-row>
        <table:table-row table:style-name="ro1">
          <table:table-cell office:value-type="float" office:value="5664">
            <text:p>5664</text:p>
          </table:table-cell>
          <table:table-cell office:value-type="string">
            <text:p>s0827.txt</text:p>
          </table:table-cell>
          <table:table-cell office:value-type="string">
            <text:p>Veronica takes in Alice as a child after Ryza and Nia bully h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s0828.txt</text:p>
          </table:table-cell>
          <table:table-cell office:value-type="string">
            <text:p>Veronica takes Alice to the circ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012">
            <text:p>3012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s0829.txt</text:p>
          </table:table-cell>
          <table:table-cell office:value-type="string">
            <text:p>no text?</text:p>
          </table:table-cell>
          <table:table-cell table:number-columns-repeated="5" office:value-type="float" office:value="752">
            <text:p>75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0829A.txt</text:p>
          </table:table-cell>
          <table:table-cell office:value-type="string">
            <text:p>no text?</text:p>
          </table:table-cell>
          <table:table-cell table:number-columns-repeated="5" office:value-type="float" office:value="48">
            <text:p>48</text:p>
          </table:table-cell>
        </table:table-row>
        <table:table-row table:style-name="ro1">
          <table:table-cell office:value-type="float" office:value="16228">
            <text:p>16228</text:p>
          </table:table-cell>
          <table:table-cell office:value-type="string">
            <text:p>s0830.txt</text:p>
          </table:table-cell>
          <table:table-cell office:value-type="string">
            <text:p>Ryza and Nia cause circus trouble and Veronica saves them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228">
            <text:p>16228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s0831.txt</text:p>
          </table:table-cell>
          <table:table-cell office:value-type="string">
            <text:p>no text?</text:p>
          </table:table-cell>
          <table:table-cell table:number-columns-repeated="5" office:value-type="float" office:value="722">
            <text:p>722</text:p>
          </table:table-cell>
        </table:table-row>
        <table:table-row table:style-name="ro1">
          <table:table-cell office:value-type="float" office:value="7337">
            <text:p>7337</text:p>
          </table:table-cell>
          <table:table-cell office:value-type="string">
            <text:p>s0832.txt</text:p>
          </table:table-cell>
          <table:table-cell office:value-type="string">
            <text:p>Veronica and Eli captured. Eli flees to join Alic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337">
            <text:p>7337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s0833.txt</text:p>
          </table:table-cell>
          <table:table-cell office:value-type="string">
            <text:p>Eli in Alice's custod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58">
            <text:p>1758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s0834.txt</text:p>
          </table:table-cell>
          <table:table-cell office:value-type="string">
            <text:p>Eli talks to Alice's forces about her past with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165">
            <text:p>1416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s0835.txt</text:p>
          </table:table-cell>
          <table:table-cell office:value-type="string">
            <text:p>no text?</text:p>
          </table:table-cell>
          <table:table-cell table:number-columns-repeated="5" office:value-type="float" office:value="501">
            <text:p>501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s0836.txt</text:p>
          </table:table-cell>
          <table:table-cell office:value-type="string">
            <text:p>Cidre evading capture by Ryza's forc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office:value-type="string">
            <text:p>s0837.txt</text:p>
          </table:table-cell>
          <table:table-cell office:value-type="string">
            <text:p>Eli reveals world tree is the path to the north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75">
            <text:p>407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s0837A.txt</text:p>
          </table:table-cell>
          <table:table-cell office:value-type="string">
            <text:p>Canceling invasion from Alice into a fores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s0838.txt</text:p>
          </table:table-cell>
          <table:table-cell office:value-type="string">
            <text:p>Alice reaches world tre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0838A.txt</text:p>
          </table:table-cell>
          <table:table-cell office:value-type="string">
            <text:p>no text?</text:p>
          </table:table-cell>
          <table:table-cell table:number-columns-repeated="5" office:value-type="float" office:value="107">
            <text:p>107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s0839.txt</text:p>
          </table:table-cell>
          <table:table-cell office:value-type="string">
            <text:p>Ryza looking for a route south, assigns the task to Marugeru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09">
            <text:p>3609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s0840.txt</text:p>
          </table:table-cell>
          <table:table-cell office:value-type="string">
            <text:p>Marugeru found the route according to Ryza/Nia dialogu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914">
            <text:p>1914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string">
            <text:p>s0841.txt</text:p>
          </table:table-cell>
          <table:table-cell office:value-type="string">
            <text:p>Ryza starting to break down tree with Homuncul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726">
            <text:p>4726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s0842.txt</text:p>
          </table:table-cell>
          <table:table-cell office:value-type="string">
            <text:p>Alice and Ryza's Homunculi meet mid world tre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office:value-type="string">
            <text:p>s0843.txt</text:p>
          </table:table-cell>
          <table:table-cell office:value-type="string">
            <text:p>At Alice's house she talks to Eli about the homunculi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309">
            <text:p>4309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office:value-type="string">
            <text:p>s0844.txt</text:p>
          </table:table-cell>
          <table:table-cell office:value-type="string">
            <text:p>Alice attacks forr Leningrad with a tow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office:value-type="string">
            <text:p>s0845.txt</text:p>
          </table:table-cell>
          <table:table-cell office:value-type="string">
            <text:p>Ryza tells Veronica about Alice. Sending Homunculus after he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79">
            <text:p>4279</text:p>
          </table:table-cell>
        </table:table-row>
        <table:table-row table:style-name="ro1">
          <table:table-cell office:value-type="float" office:value="10439">
            <text:p>10439</text:p>
          </table:table-cell>
          <table:table-cell office:value-type="string">
            <text:p>s0846_88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39">
            <text:p>10439</text:p>
          </table:table-cell>
        </table:table-row>
        <table:table-row table:style-name="ro1">
          <table:table-cell office:value-type="float" office:value="10442">
            <text:p>10442</text:p>
          </table:table-cell>
          <table:table-cell office:value-type="string">
            <text:p>s0846_93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42">
            <text:p>10442</text:p>
          </table:table-cell>
        </table:table-row>
        <table:table-row table:style-name="ro1">
          <table:table-cell office:value-type="float" office:value="10444">
            <text:p>10444</text:p>
          </table:table-cell>
          <table:table-cell office:value-type="string">
            <text:p>s0846.txt</text:p>
          </table:table-cell>
          <table:table-cell office:value-type="string">
            <text:p>Eri and Alice meet up with Cidre in secret tunnel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0444">
            <text:p>10444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s0847.txt</text:p>
          </table:table-cell>
          <table:table-cell office:value-type="string">
            <text:p>Alice in Maginot line priso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60">
            <text:p>1760</text:p>
          </table:table-cell>
        </table:table-row>
        <table:table-row table:style-name="ro1">
          <table:table-cell office:value-type="float" office:value="6129">
            <text:p>6129</text:p>
          </table:table-cell>
          <table:table-cell office:value-type="string">
            <text:p>s0848.txt</text:p>
          </table:table-cell>
          <table:table-cell office:value-type="string">
            <text:p>Alice at Maginot central line. Veronica about to be executed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0848A.txt</text:p>
          </table:table-cell>
          <table:table-cell office:value-type="string">
            <text:p>Alice cancels an invasion for not occupying all of Maginot line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6563">
            <text:p>6563</text:p>
          </table:table-cell>
          <table:table-cell office:value-type="string">
            <text:p>s0849.txt</text:p>
          </table:table-cell>
          <table:table-cell office:value-type="string">
            <text:p>Alice saves veronica, Nia shot and Ryza escap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563">
            <text:p>6563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s0850.txt</text:p>
          </table:table-cell>
          <table:table-cell office:value-type="string">
            <text:p>Nia dies I thin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s0851.txt</text:p>
          </table:table-cell>
          <table:table-cell office:value-type="string">
            <text:p>Ryza kills herself by pulling out her heart to use with Nia'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string">
            <text:p>s0852.txt</text:p>
          </table:table-cell>
          <table:table-cell office:value-type="string">
            <text:p>Ryza and Nia become the homunculus Ryzani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57">
            <text:p>325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0853.txt</text:p>
          </table:table-cell>
          <table:table-cell office:value-type="string">
            <text:p>no text?</text:p>
          </table:table-cell>
          <table:table-cell table:number-columns-repeated="5" office:value-type="float" office:value="237">
            <text:p>237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string">
            <text:p>s0854.txt</text:p>
          </table:table-cell>
          <table:table-cell office:value-type="string">
            <text:p>Veronica killed by Ryza at Maginot central by gulloti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27">
            <text:p>4027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s0855.txt</text:p>
          </table:table-cell>
          <table:table-cell office:value-type="string">
            <text:p>Alice in shock Eri takes ov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484">
            <text:p>2484</text:p>
          </table:table-cell>
        </table:table-row>
        <table:table-row table:style-name="ro1">
          <table:table-cell office:value-type="float" office:value="11565">
            <text:p>11565</text:p>
          </table:table-cell>
          <table:table-cell office:value-type="string">
            <text:p>s0856.txt</text:p>
          </table:table-cell>
          <table:table-cell office:value-type="string">
            <text:p>Ryza, Nia + Veronica is the Razanika Homunculus kill Eli and other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565">
            <text:p>1156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s0857.txt</text:p>
          </table:table-cell>
          <table:table-cell office:value-type="string">
            <text:p>Alice retreats from someth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s0858.txt</text:p>
          </table:table-cell>
          <table:table-cell office:value-type="string">
            <text:p>Alice tries again to kill I guess a Homunculu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s0859.txt</text:p>
          </table:table-cell>
          <table:table-cell office:value-type="string">
            <text:p>no text?</text:p>
          </table:table-cell>
          <table:table-cell table:number-columns-repeated="5" office:value-type="float" office:value="153">
            <text:p>153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s0860.txt</text:p>
          </table:table-cell>
          <table:table-cell office:value-type="string">
            <text:p>Duplicate for Ryza + Nia Homunculus creation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s0861.txt</text:p>
          </table:table-cell>
          <table:table-cell office:value-type="string">
            <text:p>Duplicate Ryazania v Alice at Veronica's pala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0862.txt</text:p>
          </table:table-cell>
          <table:table-cell office:value-type="string">
            <text:p>no text?</text:p>
          </table:table-cell>
          <table:table-cell table:number-columns-repeated="5" office:value-type="float" office:value="346">
            <text:p>346</text:p>
          </table:table-cell>
        </table:table-row>
        <table:table-row table:style-name="ro1">
          <table:table-cell office:value-type="float" office:value="13765">
            <text:p>13765</text:p>
          </table:table-cell>
          <table:table-cell office:value-type="string">
            <text:p>s0900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5">
            <text:p>13765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1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2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3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4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5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13766">
            <text:p>13766</text:p>
          </table:table-cell>
          <table:table-cell office:value-type="string">
            <text:p>s0906.txt</text:p>
          </table:table-cell>
          <table:table-cell office:value-type="string">
            <text:p>Strange girl losing her marbles</text:p>
          </table:table-cell>
          <table:table-cell office:value-type="float" office:value="0">
            <text:p>0</text:p>
          </table:table-cell>
          <table:table-cell table:number-columns-repeated="4" office:value-type="float" office:value="13766">
            <text:p>13766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s0907.txt</text:p>
          </table:table-cell>
          <table:table-cell office:value-type="string">
            <text:p>Alice not going into Mt Barbaross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11736">
            <text:p>11736</text:p>
          </table:table-cell>
          <table:table-cell office:value-type="string">
            <text:p>s0908.txt</text:p>
          </table:table-cell>
          <table:table-cell office:value-type="string">
            <text:p>Alice meets Holy Belle at Mt Barbarossa thanks to losing her marbl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736">
            <text:p>11736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string">
            <text:p>s0909.txt</text:p>
          </table:table-cell>
          <table:table-cell office:value-type="string">
            <text:p>Alice gets to Holy Belle and she'll share power if Alice beats he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36">
            <text:p>3436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string">
            <text:p>s0909A.txt</text:p>
          </table:table-cell>
          <table:table-cell office:value-type="string">
            <text:p>Alice beats Holy Belle and is powered up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986">
            <text:p>398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s0909B.txt</text:p>
          </table:table-cell>
          <table:table-cell office:value-type="string">
            <text:p>Alice loses to Holy Belle and vows to come back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s0909C.txt</text:p>
          </table:table-cell>
          <table:table-cell office:value-type="string">
            <text:p>Another attempt from Alice to beat Holy Bel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8663">
            <text:p>8663</text:p>
          </table:table-cell>
          <table:table-cell office:value-type="string">
            <text:p>s1001.txt</text:p>
          </table:table-cell>
          <table:table-cell office:value-type="string">
            <text:p>Alice Bar scen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663">
            <text:p>8663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office:value-type="string">
            <text:p>s1002.txt</text:p>
          </table:table-cell>
          <table:table-cell office:value-type="string">
            <text:p>An Olivia and Hele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77">
            <text:p>427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s1003.txt</text:p>
          </table:table-cell>
          <table:table-cell office:value-type="string">
            <text:p>An Alice and a Torianna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332">
            <text:p>2332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office:value-type="string">
            <text:p>s1004.txt</text:p>
          </table:table-cell>
          <table:table-cell office:value-type="string">
            <text:p>Alice Gambles at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79">
            <text:p>3179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s9800.txt</text:p>
          </table:table-cell>
          <table:table-cell office:value-type="string">
            <text:p>Map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392">
            <text:p>2392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string">
            <text:p>s9801.txt</text:p>
          </table:table-cell>
          <table:table-cell office:value-type="string">
            <text:p>Battle Unit selection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4587">
            <text:p>4587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office:value-type="string">
            <text:p>s9802.txt</text:p>
          </table:table-cell>
          <table:table-cell office:value-type="string">
            <text:p>Battle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4462">
            <text:p>446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s9803.txt</text:p>
          </table:table-cell>
          <table:table-cell office:value-type="string">
            <text:p>Capturing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728">
            <text:p>2728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s9804.txt</text:p>
          </table:table-cell>
          <table:table-cell office:value-type="string">
            <text:p>Post battle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1286">
            <text:p>1286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string">
            <text:p>s9805.txt</text:p>
          </table:table-cell>
          <table:table-cell office:value-type="string">
            <text:p>Troop recruiting+end tutorial</text:p>
          </table:table-cell>
          <table:table-cell office:value-type="float" office:value="0">
            <text:p>0</text:p>
          </table:table-cell>
          <table:table-cell table:number-columns-repeated="4" office:value-type="float" office:value="2637">
            <text:p>2637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s9806.txt</text:p>
          </table:table-cell>
          <table:table-cell office:value-type="string">
            <text:p>More tutorial about leveling up troop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509">
            <text:p>1509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s9807.txt</text:p>
          </table:table-cell>
          <table:table-cell office:value-type="string">
            <text:p>Seems like a tutorial for entering town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138">
            <text:p>1138</text:p>
          </table:table-cell>
        </table:table-row>
        <table:table-row table:style-name="ro1">
          <table:table-cell office:value-type="float" office:value="9349">
            <text:p>9349</text:p>
          </table:table-cell>
          <table:table-cell office:value-type="string">
            <text:p>s9980.txt</text:p>
          </table:table-cell>
          <table:table-cell office:value-type="string">
            <text:p>Alice dies with Ryzania. Eli and Cidre survive maybe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349">
            <text:p>9349</text:p>
          </table:table-cell>
        </table:table-row>
        <table:table-row table:style-name="ro1">
          <table:table-cell office:value-type="float" office:value="16651">
            <text:p>16651</text:p>
          </table:table-cell>
          <table:table-cell office:value-type="string">
            <text:p>s9981.txt</text:p>
          </table:table-cell>
          <table:table-cell office:value-type="string">
            <text:p>Alice wins and survives along with Veronica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6651">
            <text:p>16651</text:p>
          </table:table-cell>
        </table:table-row>
        <table:table-row table:style-name="ro1">
          <table:table-cell office:value-type="float" office:value="19962">
            <text:p>19962</text:p>
          </table:table-cell>
          <table:table-cell office:value-type="string">
            <text:p>s9982.txt</text:p>
          </table:table-cell>
          <table:table-cell office:value-type="string">
            <text:p>Some boy on a train primaril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9962">
            <text:p>19962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s9991.txt</text:p>
          </table:table-cell>
          <table:table-cell office:value-type="string">
            <text:p>Alice dies probably prematurely</text:p>
          </table:table-cell>
          <table:table-cell office:value-type="float" office:value="0">
            <text:p>0</text:p>
          </table:table-cell>
          <table:table-cell table:number-columns-repeated="4" office:value-type="float" office:value="228">
            <text:p>228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s9994.txt</text:p>
          </table:table-cell>
          <table:table-cell office:value-type="string">
            <text:p>Ditto</text:p>
          </table:table-cell>
          <table:table-cell office:value-type="float" office:value="0">
            <text:p>0</text:p>
          </table:table-cell>
          <table:table-cell table:number-columns-repeated="4" office:value-type="float" office:value="408">
            <text:p>408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9995.txt</text:p>
          </table:table-cell>
          <table:table-cell office:value-type="string">
            <text:p>Alice loses her mansion -instant defeat I guess.</text:p>
          </table:table-cell>
          <table:table-cell office:value-type="float" office:value="0">
            <text:p>0</text:p>
          </table:table-cell>
          <table:table-cell table:number-columns-repeated="4" office:value-type="float" office:value="403">
            <text:p>40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s9996.txt</text:p>
          </table:table-cell>
          <table:table-cell office:value-type="string">
            <text:p>End of trial version of the gam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Boss.txt</text:p>
          </table:table-cell>
          <table:table-cell office:value-type="string">
            <text:p>no text?</text:p>
          </table:table-cell>
          <table:table-cell table:number-columns-repeated="5" office:value-type="float" office:value="93">
            <text:p>9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FinalBossA.txt</text:p>
          </table:table-cell>
          <table:table-cell office:value-type="string">
            <text:p>no text?</text:p>
          </table:table-cell>
          <table:table-cell table:number-columns-repeated="5" office:value-type="float" office:value="87">
            <text:p>87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sMana.txt</text:p>
          </table:table-cell>
          <table:table-cell office:value-type="string">
            <text:p>Bonus stuff gotten with Mana crystals</text:p>
          </table:table-cell>
          <table:table-cell office:value-type="float" office:value="0">
            <text:p>0</text:p>
          </table:table-cell>
          <table:table-cell table:number-columns-repeated="4" office:value-type="float" office:value="884">
            <text:p>88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Null.txt</text:p>
          </table:table-cell>
          <table:table-cell office:value-type="string">
            <text:p>no text?</text:p>
          </table:table-cell>
          <table:table-cell table:number-columns-repeated="5" office:value-type="float" office:value="41">
            <text:p>4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s0116.txt</text:p>
          </table:table-cell>
          <table:table-cell office:value-type="string">
            <text:p>no text?</text:p>
          </table:table-cell>
          <table:table-cell table:number-columns-repeated="5" office:value-type="float" office:value="85">
            <text:p>8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ss0227.txt</text:p>
          </table:table-cell>
          <table:table-cell office:value-type="string">
            <text:p>Alice calls off an invasion for attacking too many territori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ss0228.txt</text:p>
          </table:table-cell>
          <table:table-cell office:value-type="string">
            <text:p>no text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s0518.txt</text:p>
          </table:table-cell>
          <table:table-cell office:value-type="string">
            <text:p>Alice calls off an invasion for lacking a “breakthrough”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ss0611.txt</text:p>
          </table:table-cell>
          <table:table-cell office:value-type="string">
            <text:p>Alice calls off an invasion for bad positio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ss0713.txt</text:p>
          </table:table-cell>
          <table:table-cell office:value-type="string">
            <text:p>Explanation that capturing zombies is futil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ss0863.txt</text:p>
          </table:table-cell>
          <table:table-cell office:value-type="string">
            <text:p>no text?</text:p>
          </table:table-cell>
          <table:table-cell table:number-columns-repeated="5" office:value-type="float" office:value="437">
            <text:p>43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s0863A.txt</text:p>
          </table:table-cell>
          <table:table-cell office:value-type="string">
            <text:p>no text?</text:p>
          </table:table-cell>
          <table:table-cell table:number-columns-repeated="5" office:value-type="float" office:value="98">
            <text:p>98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office:value-type="string">
            <text:p>ss0864.txt</text:p>
          </table:table-cell>
          <table:table-cell office:value-type="string">
            <text:p>Eri joining Alice improves the econom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266">
            <text:p>4266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StopDomination.txt</text:p>
          </table:table-cell>
          <table:table-cell office:value-type="string">
            <text:p>Only one territory can be occupied in a day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_testA.txt</text:p>
          </table:table-cell>
          <table:table-cell office:value-type="string">
            <text:p>no text?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t_testB.txt</text:p>
          </table:table-cell>
          <table:table-cell office:value-type="string">
            <text:p>no text?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_testC.txt</text:p>
          </table:table-cell>
          <table:table-cell office:value-type="string">
            <text:p>no text?</text:p>
          </table:table-cell>
          <table:table-cell table:number-columns-repeated="5" office:value-type="float" office:value="273">
            <text:p>27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t_testD.txt</text:p>
          </table:table-cell>
          <table:table-cell office:value-type="string">
            <text:p>no text?</text:p>
          </table:table-cell>
          <table:table-cell table:number-columns-repeated="5" office:value-type="float" office:value="276">
            <text:p>276</text:p>
          </table:table-cell>
        </table:table-row>
        <table:table-row table:style-name="ro1">
          <table:table-cell office:value-type="float" office:value="6736">
            <text:p>6736</text:p>
          </table:table-cell>
          <table:table-cell office:value-type="string">
            <text:p>t0_1001.txt</text:p>
          </table:table-cell>
          <table:table-cell office:value-type="string">
            <text:p>Eating contest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736">
            <text:p>6736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string">
            <text:p>t0_1003.txt</text:p>
          </table:table-cell>
          <table:table-cell office:value-type="string">
            <text:p>Alice sells shaved ice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016">
            <text:p>4016</text:p>
          </table:table-cell>
        </table:table-row>
        <table:table-row table:style-name="ro1">
          <table:table-cell office:value-type="float" office:value="8465">
            <text:p>8465</text:p>
          </table:table-cell>
          <table:table-cell office:value-type="string">
            <text:p>t0_1004.txt</text:p>
          </table:table-cell>
          <table:table-cell office:value-type="string">
            <text:p>Alice's Ice festival fiasco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465">
            <text:p>8465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t0_1005.txt</text:p>
          </table:table-cell>
          <table:table-cell office:value-type="string">
            <text:p>Kasumi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14">
            <text:p>7514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t1_1000.txt</text:p>
          </table:table-cell>
          <table:table-cell office:value-type="string">
            <text:p>Alice and Cheshire walk into a bar</text:p>
          </table:table-cell>
          <table:table-cell office:value-type="float" office:value="0">
            <text:p>0</text:p>
          </table:table-cell>
          <table:table-cell table:number-columns-repeated="4" office:value-type="float" office:value="3624">
            <text:p>3624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t1_1002.txt</text:p>
          </table:table-cell>
          <table:table-cell office:value-type="string">
            <text:p>Alice finds Torianna working in the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433">
            <text:p>3433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office:value-type="string">
            <text:p>t1_1005.txt</text:p>
          </table:table-cell>
          <table:table-cell office:value-type="string">
            <text:p>Kasmi walks into a bar (duplicate?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514">
            <text:p>7514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t1_1006.txt</text:p>
          </table:table-cell>
          <table:table-cell office:value-type="string">
            <text:p>Akari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535">
            <text:p>4535</text:p>
          </table:table-cell>
        </table:table-row>
        <table:table-row table:style-name="ro1">
          <table:table-cell office:value-type="float" office:value="7417">
            <text:p>7417</text:p>
          </table:table-cell>
          <table:table-cell office:value-type="string">
            <text:p>t1_1007.txt</text:p>
          </table:table-cell>
          <table:table-cell office:value-type="string">
            <text:p>Akari brings a pumpkin cake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417">
            <text:p>7417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office:value-type="string">
            <text:p>t1_1009.txt</text:p>
          </table:table-cell>
          <table:table-cell office:value-type="string">
            <text:p>Alice and a mermaid walk into a bar (Olivia dead I think)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06">
            <text:p>7006</text:p>
          </table:table-cell>
        </table:table-row>
        <table:table-row table:style-name="ro1">
          <table:table-cell office:value-type="float" office:value="7908">
            <text:p>7908</text:p>
          </table:table-cell>
          <table:table-cell office:value-type="string">
            <text:p>t1_1010.txt</text:p>
          </table:table-cell>
          <table:table-cell office:value-type="string">
            <text:p>Charlotte and Alice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908">
            <text:p>7908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t1_1015.txt</text:p>
          </table:table-cell>
          <table:table-cell office:value-type="string">
            <text:p>Alice and Maisie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56">
            <text:p>6156</text:p>
          </table:table-cell>
        </table:table-row>
        <table:table-row table:style-name="ro1">
          <table:table-cell office:value-type="float" office:value="4999">
            <text:p>4999</text:p>
          </table:table-cell>
          <table:table-cell office:value-type="string">
            <text:p>t1_1016.txt</text:p>
          </table:table-cell>
          <table:table-cell office:value-type="string">
            <text:p>Veronica teaches a magic class in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999">
            <text:p>4999</text:p>
          </table:table-cell>
        </table:table-row>
        <table:table-row table:style-name="ro1">
          <table:table-cell office:value-type="float" office:value="9978">
            <text:p>9978</text:p>
          </table:table-cell>
          <table:table-cell office:value-type="string">
            <text:p>t1_1017.txt</text:p>
          </table:table-cell>
          <table:table-cell office:value-type="string">
            <text:p>Veronica continued to teach a magic class in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978">
            <text:p>9978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t1_1018.txt</text:p>
          </table:table-cell>
          <table:table-cell office:value-type="string">
            <text:p>Veronica and a third magic lesso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string">
            <text:p>t1_1019.txt</text:p>
          </table:table-cell>
          <table:table-cell office:value-type="string">
            <text:p>A giant, a piece of candy and a sexy voice walk into a ba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036">
            <text:p>8036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t1_1020.txt</text:p>
          </table:table-cell>
          <table:table-cell office:value-type="string">
            <text:p>Not enough mana and a math lesson walk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140">
            <text:p>3140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t1_1022.txt</text:p>
          </table:table-cell>
          <table:table-cell office:value-type="string">
            <text:p>Alice and the three stoogeses walk inot a bar.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704">
            <text:p>5704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t1_1023.txt</text:p>
          </table:table-cell>
          <table:table-cell office:value-type="string">
            <text:p>A quest for a grimoire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string">
            <text:p>t1_1024.txt</text:p>
          </table:table-cell>
          <table:table-cell office:value-type="string">
            <text:p>Yellow Grimoire walks into a bar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641">
            <text:p>3641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string">
            <text:p>t2_1021.txt</text:p>
          </table:table-cell>
          <table:table-cell office:value-type="string">
            <text:p>Alice goes shopp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826">
            <text:p>3826</text:p>
          </table:table-cell>
        </table:table-row>
        <table:table-row table:style-name="ro1">
          <table:table-cell office:value-type="float" office:value="9687">
            <text:p>9687</text:p>
          </table:table-cell>
          <table:table-cell office:value-type="string">
            <text:p>t2_1025.txt</text:p>
          </table:table-cell>
          <table:table-cell office:value-type="string">
            <text:p>Alice watches a hero show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87">
            <text:p>9687</text:p>
          </table:table-cell>
        </table:table-row>
        <table:table-row table:style-name="ro1">
          <table:table-cell office:value-type="float" office:value="9619">
            <text:p>9619</text:p>
          </table:table-cell>
          <table:table-cell office:value-type="string">
            <text:p>t3_1008.txt</text:p>
          </table:table-cell>
          <table:table-cell office:value-type="string">
            <text:p>Cidre grows some nut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9619">
            <text:p>9619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office:value-type="string">
            <text:p>t3_1011.txt</text:p>
          </table:table-cell>
          <table:table-cell office:value-type="string">
            <text:p>Mig's training begin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295">
            <text:p>3295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office:value-type="string">
            <text:p>t3_1012.txt</text:p>
          </table:table-cell>
          <table:table-cell office:value-type="string">
            <text:p>Mig's Piccolo trai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7097">
            <text:p>7097</text:p>
          </table:table-cell>
          <table:table-cell office:value-type="string">
            <text:p>t3_1013.txt</text:p>
          </table:table-cell>
          <table:table-cell office:value-type="string">
            <text:p>Mig's still training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7097">
            <text:p>7097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string">
            <text:p>t3_1014.txt</text:p>
          </table:table-cell>
          <table:table-cell office:value-type="string">
            <text:p>Mig attacked by lizard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501">
            <text:p>6501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string">
            <text:p>t3_1014A.txt</text:p>
          </table:table-cell>
          <table:table-cell office:value-type="string">
            <text:p>Mig survives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401">
            <text:p>4401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office:value-type="string">
            <text:p>t3_1014B.txt</text:p>
          </table:table-cell>
          <table:table-cell office:value-type="string">
            <text:p>Mig saved?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484">
            <text:p>44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est.txt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58">
            <text:p>58</text:p>
          </table:table-cell>
        </table:table-row>
        <table:table-row table:style-name="ro1">
          <table:table-cell table:formula="of:=SUM([.A2:.A277])" office:value-type="float" office:value="1169376">
            <text:p>1169376</text:p>
          </table:table-cell>
          <table:table-cell table:number-columns-repeated="2"/>
          <table:table-cell table:formula="of:=SUM([.D2:.D277])" office:value-type="float" office:value="51751">
            <text:p>51751</text:p>
          </table:table-cell>
          <table:table-cell table:formula="of:=SUM([.E2:.E277])" office:value-type="float" office:value="355799">
            <text:p>355799</text:p>
          </table:table-cell>
          <table:table-cell table:formula="of:=SUM([.F2:.F277])" office:value-type="float" office:value="378809">
            <text:p>378809</text:p>
          </table:table-cell>
          <table:table-cell table:formula="of:=SUM([.G2:.G277])" office:value-type="float" office:value="355799">
            <text:p>355799</text:p>
          </table:table-cell>
          <table:table-cell table:formula="of:=SUM([.H2:.H277])" office:value-type="float" office:value="1169376">
            <text:p>1169376</text:p>
          </table:table-cell>
        </table:table-row>
        <table:table-row table:style-name="ro1">
          <table:table-cell table:number-columns-repeated="3"/>
          <table:table-cell table:style-name="ce2" table:formula="of:=[.D278]/[.A278]" office:value-type="percentage" office:value="0.0442552267192075">
            <text:p>4.43%</text:p>
          </table:table-cell>
          <table:table-cell table:style-name="ce2" table:formula="of:=[.E278]/[.A278]" office:value-type="percentage" office:value="0.304263983526257">
            <text:p>30.43%</text:p>
          </table:table-cell>
          <table:table-cell table:style-name="ce2" table:formula="of:=[.F278]/[.A278]" office:value-type="percentage" office:value="0.323941144678871">
            <text:p>32.39%</text:p>
          </table:table-cell>
          <table:table-cell table:style-name="ce2" table:formula="of:=[.G278]/[.A278]" office:value-type="percentage" office:value="0.304263983526257">
            <text:p>30.43%</text:p>
          </table:table-cell>
          <table:table-cell table:style-name="ce2" table:formula="of:=[.H278]/[.A278]" office:value-type="percentage" office:value="1">
            <text:p>100.00%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2:Sheet2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8">03/08/2024</text:date>, <text:time>22:4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hillips</meta:initial-creator>
    <meta:creation-date>2023-01-13T22:09:16.58</meta:creation-date>
    <dc:date>2024-03-08T22:41:49.35</dc:date>
    <dc:creator>James Phillips</dc:creator>
    <meta:editing-duration>P5DT3H29M31S</meta:editing-duration>
    <meta:editing-cycles>53</meta:editing-cycles>
    <meta:generator>OpenOffice/4.1.3$Win32 OpenOffice.org_project/413m1$Build-9783</meta:generator>
    <meta:document-statistic meta:table-count="3" meta:cell-count="4961" meta:object-count="0"/>
  </office:meta>
</office:document-meta>
</file>